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88mm"/>
    </style:style>
    <style:style style:name="co2" style:family="table-column">
      <style:table-column-properties fo:break-before="auto" style:column-width="75.51mm"/>
    </style:style>
    <style:style style:name="co3" style:family="table-column">
      <style:table-column-properties fo:break-before="auto" style:column-width="95.94mm"/>
    </style:style>
    <style:style style:name="co4" style:family="table-column">
      <style:table-column-properties fo:break-before="auto" style:column-width="88.32mm"/>
    </style:style>
    <style:style style:name="co5" style:family="table-column">
      <style:table-column-properties fo:break-before="auto" style:column-width="194.17mm"/>
    </style:style>
    <style:style style:name="co6" style:family="table-column">
      <style:table-column-properties fo:break-before="auto" style:column-width="63.25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37mm" fo:break-before="auto" style:use-optimal-row-height="true"/>
    </style:style>
    <style:style style:name="ro3" style:family="table-row">
      <style:table-row-properties style:row-height="16.4mm" fo:break-before="auto" style:use-optimal-row-height="true"/>
    </style:style>
    <style:style style:name="ro4" style:family="table-row">
      <style:table-row-properties style:row-height="32.28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44.19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60.06mm" fo:break-before="auto" style:use-optimal-row-height="true"/>
    </style:style>
    <style:style style:name="ro9" style:family="table-row">
      <style:table-row-properties style:row-height="12.44mm" fo:break-before="auto" style:use-optimal-row-height="true"/>
    </style:style>
    <style:style style:name="ro10" style:family="table-row">
      <style:table-row-properties style:row-height="24.34mm" fo:break-before="auto" style:use-optimal-row-height="true"/>
    </style:style>
    <style:style style:name="ro11" style:family="table-row">
      <style:table-row-properties style:row-height="8.47mm" fo:break-before="auto" style:use-optimal-row-height="true"/>
    </style:style>
    <style:style style:name="ro12" style:family="table-row">
      <style:table-row-properties style:row-height="40.22mm" fo:break-before="auto" style:use-optimal-row-height="true"/>
    </style:style>
    <style:style style:name="ro13" style:family="table-row">
      <style:table-row-properties style:row-height="64.03mm" fo:break-before="auto" style:use-optimal-row-height="true"/>
    </style:style>
    <style:style style:name="ro14" style:family="table-row">
      <style:table-row-properties style:row-height="52.12mm" fo:break-before="auto" style:use-optimal-row-height="true"/>
    </style:style>
    <style:style style:name="ro15" style:family="table-row">
      <style:table-row-properties style:row-height="111.65mm" fo:break-before="auto" style:use-optimal-row-height="true"/>
    </style:style>
    <style:style style:name="ro16" style:family="table-row">
      <style:table-row-properties style:row-height="68mm" fo:break-before="auto" style:use-optimal-row-height="true"/>
    </style:style>
    <style:style style:name="ro17" style:family="table-row">
      <style:table-row-properties style:row-height="65.09mm" fo:break-before="auto" style:use-optimal-row-height="true"/>
    </style:style>
    <style:style style:name="ro18" style:family="table-row">
      <style:table-row-properties style:row-height="103.7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style:text-align-source="fix" style:repeat-content="false" fo:border="0.06pt solid #000000" style:vertical-align="middle"/>
      <style:paragraph-properties fo:text-align="justify"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justify" fo:margin-left="0mm"/>
    </style:style>
    <style:style style:name="ce6" style:family="table-cell" style:parent-style-name="Default">
      <style:table-cell-properties style:vertical-align="middle"/>
    </style:style>
    <style:style style:name="ce7" style:family="table-cell" style:parent-style-name="Default">
      <style:table-cell-properties style:text-align-source="fix" style:repeat-content="false" style:vertical-align="middle"/>
      <style:paragraph-properties fo:text-align="justify" fo:margin-left="0mm"/>
    </style:style>
  </office:automatic-styles>
  <office:body>
    <office:spreadsheet>
      <table:calculation-settings table:automatic-find-labels="false" table:use-regular-expressions="false" table:use-wildcards="true"/>
      <table:table table:name="pr2"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7"/>
        <table:table-column table:style-name="co6" table:default-cell-style-name="ce6"/>
        <table:table-row table:style-name="ro1">
          <table:table-cell table:style-name="ce1" office:value-type="string" calcext:value-type="string">
            <text:p>S.No</text:p>
          </table:table-cell>
          <table:table-cell table:style-name="ce4" office:value-type="string" calcext:value-type="string">
            <text:p>Base Url</text:p>
          </table:table-cell>
          <table:table-cell table:style-name="ce4" office:value-type="string" calcext:value-type="string">
            <text:p>Product Name</text:p>
          </table:table-cell>
          <table:table-cell table:style-name="ce4" office:value-type="string" calcext:value-type="string">
            <text:p>Company Website Link</text:p>
          </table:table-cell>
          <table:table-cell table:style-name="ce4" office:value-type="string" calcext:value-type="string">
            <text:p>Product Info</text:p>
          </table:table-cell>
          <table:table-cell table:style-name="ce4" office:value-type="string" calcext:value-type="string">
            <text:p>Product_Url</text:p>
          </table:table-cell>
        </table:table-row>
        <table:table-row table:style-name="ro2">
          <table:table-cell table:style-name="ce2" office:value-type="float" office:value="1" calcext:value-type="float">
            <text:p>1</text:p>
          </table:table-cell>
          <table:table-cell table:style-name="ce5" office:value-type="string" calcext:value-type="string">
            <text:p>https://www.pr.com/business-directory/266/+1</text:p>
          </table:table-cell>
          <table:table-cell table:style-name="ce5" office:value-type="string" calcext:value-type="string">
            <text:p>Metamorphosis Partners</text:p>
          </table:table-cell>
          <table:table-cell table:style-name="ce5" office:value-type="string" calcext:value-type="string">
            <text:p>https://www.pr.com//company-profile/overview/474309</text:p>
          </table:table-cell>
          <table:table-cell table:style-name="ce5" office:value-type="string" calcext:value-type="string">
            <text:p>Metamorphosis is a full service agency dedicated to the pet industry, combined with a venture studio building businesses dedicated to all aspects of pet parenting through a unified portfolio of leading consumer engagement platforms. Metamorphosis leverages its companies’ complementary capabilities to deliver value-added, innovative products, services, and content resulting in long-standing customer relationships. Metamorphosis companies include Great Pet Care, Great Pet Media, Muttropolis, The Anxious Pet, Barkly, and Pawprint.</text:p>
          </table:table-cell>
          <table:table-cell table:style-name="ce5" office:value-type="string" calcext:value-type="string">
            <text:p>http://metamorphosis.com</text:p>
          </table:table-cell>
        </table:table-row>
        <table:table-row table:style-name="ro3">
          <table:table-cell table:style-name="ce2" table:formula="of:=[.A2]+1" office:value-type="float" office:value="2" calcext:value-type="float">
            <text:p>2</text:p>
          </table:table-cell>
          <table:table-cell table:style-name="ce5" office:value-type="string" calcext:value-type="string">
            <text:p>https://www.pr.com/business-directory/266/+1</text:p>
          </table:table-cell>
          <table:table-cell table:style-name="ce5" office:value-type="string" calcext:value-type="string">
            <text:p>One Cell Foods, Inc.</text:p>
          </table:table-cell>
          <table:table-cell table:style-name="ce5" office:value-type="string" calcext:value-type="string">
            <text:p>https://www.pr.com//company-profile/overview/517609</text:p>
          </table:table-cell>
          <table:table-cell table:style-name="ce5" office:value-type="string" calcext:value-type="string">
            <text:p>About One Cell Foods, Inc.One Cell Foods, Inc (OCF) is a bio-manufacturer of high-quality, non-GMO plant-basedprotein. OCF has been a member of the Santa Fe Business Incubator for the past year.OCF also is currently in partnership with Los Alamos National Labs (LANL) to jointlydevelop metabolic pathways, and the New Mexico-Clean Energy Resilience &amp; Growth(NM-CERG), part of the Arrowhead Innovation Center at New Mexico State University(NMSU).</text:p>
          </table:table-cell>
          <table:table-cell table:style-name="ce5" office:value-type="string" calcext:value-type="string">
            <text:p>http://www.onecellfoods.com</text:p>
          </table:table-cell>
        </table:table-row>
        <table:table-row table:style-name="ro4">
          <table:table-cell table:style-name="ce2" table:formula="of:=[.A3]+1" office:value-type="float" office:value="3" calcext:value-type="float">
            <text:p>3</text:p>
          </table:table-cell>
          <table:table-cell table:style-name="ce5" office:value-type="string" calcext:value-type="string">
            <text:p>https://www.pr.com/business-directory/266/+1</text:p>
          </table:table-cell>
          <table:table-cell table:style-name="ce5" office:value-type="string" calcext:value-type="string">
            <text:p>Rooster Farms</text:p>
          </table:table-cell>
          <table:table-cell table:style-name="ce5" office:value-type="string" calcext:value-type="string">
            <text:p>https://www.pr.com//company-profile/overview/503652</text:p>
          </table:table-cell>
          <table:table-cell table:style-name="ce5" office:value-type="string" calcext:value-type="string">
            <text:p>Rooster Farms is small permaculture farm &amp; coffee roastery cross-pollinated with science and art.Located in South Kona, on the Big Island of Hawai'i, Rooster Farms roasts fresh coffee almost daily, as well processes their intercropped turmeric and taro. Being farmers as well, they are a roastery who also understands the quality of beans and of our food from an agricultural and scientific perspective.The tiny collaborative husband and wife team also does research and development of scientific advance alongside the creation of contemporary art.Rooster Farms is one of few farms in the U.S. working with a permaculture system, growing coffee with turmeric and other crops in harmony. They are the oldest certified organic farm in Hawaii. They are a micro coffee roastery, which helps support their STEAM-oriented work.Read more about Rooster Farms at:roosterfarms.com</text:p>
          </table:table-cell>
          <table:table-cell table:style-name="ce5" office:value-type="string" calcext:value-type="string">
            <text:p>http://roosterfarms.com</text:p>
          </table:table-cell>
        </table:table-row>
        <table:table-row table:style-name="ro1">
          <table:table-cell table:style-name="ce2" table:formula="of:=[.A4]+1" office:value-type="float" office:value="4" calcext:value-type="float">
            <text:p>4</text:p>
          </table:table-cell>
          <table:table-cell table:style-name="ce5" office:value-type="string" calcext:value-type="string">
            <text:p>https://www.pr.com/business-directory/266/+1</text:p>
          </table:table-cell>
          <table:table-cell table:style-name="ce5" office:value-type="string" calcext:value-type="string">
            <text:p>Snubbies, LLC</text:p>
          </table:table-cell>
          <table:table-cell table:style-name="ce5" office:value-type="string" calcext:value-type="string">
            <text:p>https://www.pr.com//company-profile/overview/519346</text:p>
          </table:table-cell>
          <table:table-cell table:style-name="ce5" office:value-type="string" calcext:value-type="string">
            <text:p>-</text:p>
          </table:table-cell>
          <table:table-cell table:style-name="ce5" office:value-type="string" calcext:value-type="string">
            <text:p>http://www.snubbies.com</text:p>
          </table:table-cell>
        </table:table-row>
        <table:table-row table:style-name="ro5">
          <table:table-cell table:style-name="ce2" table:formula="of:=[.A5]+1" office:value-type="float" office:value="5" calcext:value-type="float">
            <text:p>5</text:p>
          </table:table-cell>
          <table:table-cell table:style-name="ce5" office:value-type="string" calcext:value-type="string">
            <text:p>https://www.pr.com/business-directory/266/+1</text:p>
          </table:table-cell>
          <table:table-cell table:style-name="ce5" office:value-type="string" calcext:value-type="string">
            <text:p>Vgarden</text:p>
          </table:table-cell>
          <table:table-cell table:style-name="ce5" office:value-type="string" calcext:value-type="string">
            <text:p>https://www.pr.com//company-profile/overview/513764</text:p>
          </table:table-cell>
          <table:table-cell table:style-name="ce5" office:value-type="string" calcext:value-type="string">
            <text:p>Vgarden is a leading developer and manufacturer of delicious plant-based, vegan foods. Established in 2015 as part of Gan-Shmuel Health Industries and the Agricultural Cooperative Society Ltd., Vgarden’s team of experts has gained vast experience while contributing to the success and growth of the Mashu Mashu and many other retail brands. Innovations include a wide range of cheeses, appetizing spreads, pastries, nuggets and plant-based meat and fish alternatives. All retail cheeses manufactured by Vgarden are free of preservatives, free of lactose, gluten, trans fats, soy, and cholesterol. All non-GMO and Kosher Parve, Vgarden’s growing range of healthy food is enriched with important nutritional values. Vgarden’s original facility is based in Northern Israel.</text:p>
          </table:table-cell>
          <table:table-cell table:style-name="ce5" office:value-type="string" calcext:value-type="string">
            <text:p>https://vgardenfoods.com</text:p>
          </table:table-cell>
        </table:table-row>
        <table:table-row table:style-name="ro6">
          <table:table-cell table:style-name="ce2" table:formula="of:=[.A6]+1" office:value-type="float" office:value="6" calcext:value-type="float">
            <text:p>6</text:p>
          </table:table-cell>
          <table:table-cell table:style-name="ce5" office:value-type="string" calcext:value-type="string">
            <text:p>https://www.pr.com/business-directory/266/+1</text:p>
          </table:table-cell>
          <table:table-cell table:style-name="ce5" office:value-type="string" calcext:value-type="string">
            <text:p>Albany Food Industries Pte Ltd</text:p>
          </table:table-cell>
          <table:table-cell table:style-name="ce5" office:value-type="string" calcext:value-type="string">
            <text:p>https://www.pr.com//company-profile/overview/2279</text:p>
          </table:table-cell>
          <table:table-cell table:style-name="ce5" office:value-type="string" calcext:value-type="string">
            <text:p>Albany owns its reputation by supplying freshly ingredients made and hi tech CO2 freezing or chilling packed Ready to eat Packed Food, mainly Pasta and Sauces. Contact Sales@albanyfood.com.Our products are certified by Healthier Choice, less salt and fat; Halal suitable for Muslim communitities, HACCP for commercial organization suitable for importers &amp; carterers. We produced products with consistency and regulatory.Albany the city of New York is widely known for its great tastes and its numberous food establishments. I was given an opportunities during my university days to work in the canteen to learn their cosmpolitian lifestyle experience. I gained from the experience chef of their taste bud and varieties class of food, by building good rapport with their chef for non disclosure of cutler skills. The company was incorporated in 9th January 2003. With more than 15 year of management experience of heading departmental and SME business, myself and partners from all wok of life;; MNC-Executives, execuitve chef, and suppliers; we had form a strong management team to provide F&amp;B industry an alternative to out source of their needs. With our resources, we are confident with our products that assist our customers to achieve their to new height as well as satisfaction.</text:p>
          </table:table-cell>
          <table:table-cell table:style-name="ce5" office:value-type="string" calcext:value-type="string">
            <text:p>http://albanyfood.com</text:p>
          </table:table-cell>
        </table:table-row>
        <table:table-row table:style-name="ro4">
          <table:table-cell table:style-name="ce2" table:formula="of:=[.A7]+1" office:value-type="float" office:value="7" calcext:value-type="float">
            <text:p>7</text:p>
          </table:table-cell>
          <table:table-cell table:style-name="ce5" office:value-type="string" calcext:value-type="string">
            <text:p>https://www.pr.com/business-directory/266/+1</text:p>
          </table:table-cell>
          <table:table-cell table:style-name="ce5" office:value-type="string" calcext:value-type="string">
            <text:p>Ashna Foods</text:p>
          </table:table-cell>
          <table:table-cell table:style-name="ce5" office:value-type="string" calcext:value-type="string">
            <text:p>https://www.pr.com//company-profile/overview/3978</text:p>
          </table:table-cell>
          <table:table-cell table:style-name="ce5" office:value-type="string" calcext:value-type="string">
            <text:p>Ashna Foods produces under the Brand Name E2H (Eat to Health). Products produced under E2H Brand umbrella are meant to provide Good Health and value for money. WHO WE ARE? Ashna Foods is professionally managed Company. Ashna Foods is involved in Processing, distribution and Marketing of health foods for mass. VISION Each Indian house should use at least one product of Ashna Foods in each meal. This means “Healthy Food is available at affordable Prices which can reach the entire population”. MISSION Leader in Indian food market by 2010. Meet health and taste requirements of various strata of Indian population. Provide value for money. Use of traditional food practices blended with latest state of art technology to provide taste, nutrition and value for money. Ashna Foods Snacks Nutretious Healthy Vegitarian Protein Cholestrol Fat Fiber Health eat enjoy grain</text:p>
          </table:table-cell>
          <table:table-cell table:style-name="ce5" office:value-type="string" calcext:value-type="string">
            <text:p>http://www.ashnafoods.net</text:p>
          </table:table-cell>
        </table:table-row>
        <table:table-row table:style-name="ro1">
          <table:table-cell table:style-name="ce2" table:formula="of:=[.A8]+1" office:value-type="float" office:value="8" calcext:value-type="float">
            <text:p>8</text:p>
          </table:table-cell>
          <table:table-cell table:style-name="ce5" office:value-type="string" calcext:value-type="string">
            <text:p>https://www.pr.com/business-directory/266/+1</text:p>
          </table:table-cell>
          <table:table-cell table:style-name="ce5" office:value-type="string" calcext:value-type="string">
            <text:p>Bella's Cookies</text:p>
          </table:table-cell>
          <table:table-cell table:style-name="ce5" office:value-type="string" calcext:value-type="string">
            <text:p>https://www.pr.com//company-profile/overview/4813</text:p>
          </table:table-cell>
          <table:table-cell table:style-name="ce5" office:value-type="string" calcext:value-type="string">
            <text:p>Bella's Cookies is Delaware's 1st all natural and organic cookie company</text:p>
          </table:table-cell>
          <table:table-cell table:style-name="ce5" office:value-type="string" calcext:value-type="string">
            <text:p>http://www.bellascookies.com</text:p>
          </table:table-cell>
        </table:table-row>
        <table:table-row table:style-name="ro7">
          <table:table-cell table:style-name="ce2" table:formula="of:=[.A9]+1" office:value-type="float" office:value="9" calcext:value-type="float">
            <text:p>9</text:p>
          </table:table-cell>
          <table:table-cell table:style-name="ce5" office:value-type="string" calcext:value-type="string">
            <text:p>https://www.pr.com/business-directory/266/+1</text:p>
          </table:table-cell>
          <table:table-cell table:style-name="ce5" office:value-type="string" calcext:value-type="string">
            <text:p>Brooks Pepperfire Foods Inc.</text:p>
          </table:table-cell>
          <table:table-cell table:style-name="ce5" office:value-type="string" calcext:value-type="string">
            <text:p>https://www.pr.com//company-profile/overview/3045</text:p>
          </table:table-cell>
          <table:table-cell table:style-name="ce5" office:value-type="string" calcext:value-type="string">
            <text:p>Brooks Pepperfire Foods is a premier Canadian food facility in Rigaud Quebec. Making a name for themselves in the development and production of hot and spicy foods, they specialize in co-packing and private labelling fresh food products for a large number of Specialty Food companies. The company specializes in custom just in time manufacture for international and domestic markets.Peppermaster® Hot Sauces is their flagship line. More than just sauces, Peppermaster® products are specially formulated and designed for the chilihead on a quest for flavour. Peppermaster® products are all-natural and use no artificial colourings or preservatives. Peppermaster® products are offered direct to customer at Craft Fairs and Festivals or available at the boutique or online.Peppermaster Local products, (created in 2021) are sold to stores with an Ecolocal mandate.Founded in 2003-2004, Brooks Pepperfire Foods is finding Fun honourably by surprising palates and expanding minds with the flavour of pepperfire.Brooks Pepperfire Foods purchases local produce when in season and out-sources directly to farmers internationally during the rest of the year.The company mandate since inception is to promote local and fair trade that is organic or all natural and is actively working to have glyphosates removed from the Food Chain, as well as from logging and agricultural industries as they are detrimental to both human health as well as persistent and highly destructive to the environment.Brooks Pepperfire Foods is jointly owned by Tina Brooks, VP Marketing and Greg Brooks, Peppermaster and President.</text:p>
          </table:table-cell>
          <table:table-cell table:style-name="ce5" office:value-type="string" calcext:value-type="string">
            <text:p>http://peppermaster.com</text:p>
          </table:table-cell>
        </table:table-row>
        <table:table-row table:style-name="ro8">
          <table:table-cell table:style-name="ce2" table:formula="of:=[.A10]+1" office:value-type="float" office:value="10" calcext:value-type="float">
            <text:p>10</text:p>
          </table:table-cell>
          <table:table-cell table:style-name="ce5" office:value-type="string" calcext:value-type="string">
            <text:p>https://www.pr.com/business-directory/266/+1</text:p>
          </table:table-cell>
          <table:table-cell table:style-name="ce5" office:value-type="string" calcext:value-type="string">
            <text:p>ChangshaOrganic Herb Inc</text:p>
          </table:table-cell>
          <table:table-cell table:style-name="ce5" office:value-type="string" calcext:value-type="string">
            <text:p>https://www.pr.com//company-profile/overview/1675</text:p>
          </table:table-cell>
          <table:table-cell table:style-name="ce5" office:value-type="string" calcext:value-type="string">
            <text:p>Organic Herb Inc. is a Chinese high bio-technology manufacturer and has gain high reputation for its high quality products and competitive price, as well as its strict operation according to GMP and GAP. We have a capacity of 300,000kg herbal extracts per year and advanced in-home lab as well as professional R&amp;D people swift response to any of your request. We also have our own Research Center in Beijing, China. We also co-operates with the world's most prestigious universities and private research institutions in the biological assessment of safety and effectiveness up to clinical phase II. Organic Herb Inc is a Developer, Manufacturer, Exporter and Primary Supplier of the most remarkable alternative and complementary herbal health products and raw material available today.Our philosophy is to approach health care and lifestyle naturally, making people aware of the influences affecting our health, happiness and future. Each product is carefully extracted, isolated and purified according to food science research from our leading universities.We incorporate lifestyle and environmental factors into the health care picture as well. Our major standardized product, such as Ginseng Root Extract 80% Ginsenosides, Grape Seed Extract 95% OPC, Green Tea Extract 60% EGCG, Luo Han Guo Extract 80% Mogrosides, Soy Bean Extract 40% Isoflavones and Effective Component Monomer prouct such as 5-HTP, Resveratrol 99%, Huperzine A 99%, Tanshinone II A 80%, Synephrine 90%, Puerarin 97%, Vinpocetin 99% and so on ..... our products is well sale more than 30 countries throughout the world. We welcome your precious suggestions and any of your question. Thanks for your interests in Organic Herb Inc.</text:p>
          </table:table-cell>
          <table:table-cell table:style-name="ce5" office:value-type="string" calcext:value-type="string">
            <text:p>http://www.organic-herb.com</text:p>
          </table:table-cell>
        </table:table-row>
        <table:table-row table:style-name="ro9">
          <table:table-cell table:style-name="ce2" table:formula="of:=[.A11]+1" office:value-type="float" office:value="11" calcext:value-type="float">
            <text:p>11</text:p>
          </table:table-cell>
          <table:table-cell table:style-name="ce5" office:value-type="string" calcext:value-type="string">
            <text:p>https://www.pr.com/business-directory/266/+1</text:p>
          </table:table-cell>
          <table:table-cell table:style-name="ce5" office:value-type="string" calcext:value-type="string">
            <text:p>China Xiamen Mingren Tea Co. LTD</text:p>
          </table:table-cell>
          <table:table-cell table:style-name="ce5" office:value-type="string" calcext:value-type="string">
            <text:p>https://www.pr.com//company-profile/overview/4282</text:p>
          </table:table-cell>
          <table:table-cell table:style-name="ce5" office:value-type="string" calcext:value-type="string">
            <text:p>We are a company direct from China manufactures and wholesales Chinese Oolong tea, green tea, black tea, white tea, flower tea, herbal tea, pu-erh tea, teapots, tea sets. Currently our products sell through USA, Canada, Korea, Japan, Russia and other South-east Asian countries.We are working hard to be your Chinese tea reliable supplier.</text:p>
          </table:table-cell>
          <table:table-cell table:style-name="ce5" office:value-type="string" calcext:value-type="string">
            <text:p>http://www.mrentea.com</text:p>
          </table:table-cell>
        </table:table-row>
        <table:table-row table:style-name="ro6">
          <table:table-cell table:style-name="ce2" table:formula="of:=[.A12]+1" office:value-type="float" office:value="12" calcext:value-type="float">
            <text:p>12</text:p>
          </table:table-cell>
          <table:table-cell table:style-name="ce5" office:value-type="string" calcext:value-type="string">
            <text:p>https://www.pr.com/business-directory/266/+1</text:p>
          </table:table-cell>
          <table:table-cell table:style-name="ce5" office:value-type="string" calcext:value-type="string">
            <text:p>Clubhouse Foods Inc</text:p>
          </table:table-cell>
          <table:table-cell table:style-name="ce5" office:value-type="string" calcext:value-type="string">
            <text:p>https://www.pr.com//company-profile/overview/6883</text:p>
          </table:table-cell>
          <table:table-cell table:style-name="ce5" office:value-type="string" calcext:value-type="string">
            <text:p>Clubhouse Foods is a dynamic and imaginative food products and service company that designs, manufactures, distributes and sells the finest quality, wholesome products at reasonable prices. We pledge to continuously strive to delight our customers, who are the key to our success. Clubhouse Foods products provides our customers comforting feelings of sharing taste memories with family and friends. We will maintain the highest standards of excellence, honesty and integrity, mindful of our heritage and values inherent in the brands we represent. We have partnered with Nathan’s Famous under an exclusive long-term licensing agreement, to manufacture and market our signature items; “Nathan’s Beef Franks in a Blanket” and "Nathan's Mini Bagel Dogs".  Ronald S. Berkowitz, Clubhouse Foods’ President and Chief Executive Officer, commented, “We’re very excited about the licensing partnership with Nathan’s Famous Systems, Inc. We share common enthusiasm for the rapidly growing frozen hand-held snack and appetizer category”. The synergies and timing are perfect; the fastest growing premium beef frank in the U.S. entering the steadily growing appetizers and snacks frozen segment which boasts sales of nearly $2 billion</text:p>
          </table:table-cell>
          <table:table-cell table:style-name="ce5" office:value-type="string" calcext:value-type="string">
            <text:p/>
            <text:p/>
          </table:table-cell>
        </table:table-row>
        <table:table-row table:style-name="ro10">
          <table:table-cell table:style-name="ce2" table:formula="of:=[.A13]+1" office:value-type="float" office:value="13" calcext:value-type="float">
            <text:p>13</text:p>
          </table:table-cell>
          <table:table-cell table:style-name="ce5" office:value-type="string" calcext:value-type="string">
            <text:p>https://www.pr.com/business-directory/266/+1</text:p>
          </table:table-cell>
          <table:table-cell table:style-name="ce5" office:value-type="string" calcext:value-type="string">
            <text:p>Cohveca Coffee</text:p>
          </table:table-cell>
          <table:table-cell table:style-name="ce5" office:value-type="string" calcext:value-type="string">
            <text:p>https://www.pr.com//company-profile/overview/2456</text:p>
          </table:table-cell>
          <table:table-cell table:style-name="ce5" office:value-type="string" calcext:value-type="string">
            <text:p>Under the motto “The Art of Coffee,” Cohveca Coffee offers the most outstanding single-origin and blended coffees in the world, and features 100-percent certified pure Jamaica Blue Mountain coffee, from Mavis Bank, in bean and ready-to-drink beverages.In addition to selling blended and single-origin coffees from their online “gallery,” Cohveca Coffee offers retailers their own customized blend, based on their knowledge of their clientele. For more information about Cohveca Coffee’s wholesale program, customized blends and special requests, contact the company through its website, or by calling 1.877.COHVECA.</text:p>
          </table:table-cell>
          <table:table-cell table:style-name="ce5" office:value-type="string" calcext:value-type="string">
            <text:p>http://www.cohvecacoffee.com</text:p>
          </table:table-cell>
        </table:table-row>
        <table:table-row table:style-name="ro7">
          <table:table-cell table:style-name="ce2" table:formula="of:=[.A14]+1" office:value-type="float" office:value="14" calcext:value-type="float">
            <text:p>14</text:p>
          </table:table-cell>
          <table:table-cell table:style-name="ce5" office:value-type="string" calcext:value-type="string">
            <text:p>https://www.pr.com/business-directory/266/+1</text:p>
          </table:table-cell>
          <table:table-cell table:style-name="ce5" office:value-type="string" calcext:value-type="string">
            <text:p>Coldani Olive Ranch</text:p>
          </table:table-cell>
          <table:table-cell table:style-name="ce5" office:value-type="string" calcext:value-type="string">
            <text:p>https://www.pr.com//company-profile/overview/305283</text:p>
          </table:table-cell>
          <table:table-cell table:style-name="ce5" office:value-type="string" calcext:value-type="string">
            <text:p>At Coldani Olive Ranch we are literally a "Family Business." Our immediate family, our spouses, five little ones running around and a handful of dedicated employees are what encompasses our family company; handling every aspect from tree to bottle. Growing the olives, processing them into oil, bottling, packaging design, marketing, sales and shipping are just a few of the tasks we split up as a family. When we say we know each and every bottle inside and out, we mean it, and we feel the passion we have to produce a healthy quality extra virgin olive oil resonates in our finished product.Our Calivirgin brand is one of the most awarded olive oils you have never heard of yet! We started keeping track of awards in 2011 and have collected 350 awards including multiple best of class, best of show awards. SOFI winners, Good Food Awards, and producer of the year to name a few.Our family has been farming in the Lodi-Delta region of California for over 90 years across four generations. Sustainable and organic farm practices help us to get the most out of our soils and keep an already healthy product even healthier. Processing water is recycled and irrigation water is applied through drip hoses to be as efficient as possible. Tree trimmings are mulched and integrated back into the ground and the leftover ground up olive pits and solids are trucked off to be fed to local dairy cows as a high source of nutrients. We are constantly looking at what we can do to change to be more sustainable so in a sense. . . green farming, green olives, and an awesome golden green oil is what you are left with!</text:p>
          </table:table-cell>
          <table:table-cell table:style-name="ce5" office:value-type="string" calcext:value-type="string">
            <text:p>http://www.calivirgin.com</text:p>
          </table:table-cell>
        </table:table-row>
        <table:table-row table:style-name="ro3">
          <table:table-cell table:style-name="ce2" table:formula="of:=[.A15]+1" office:value-type="float" office:value="15" calcext:value-type="float">
            <text:p>15</text:p>
          </table:table-cell>
          <table:table-cell table:style-name="ce5" office:value-type="string" calcext:value-type="string">
            <text:p>https://www.pr.com/business-directory/266/+1</text:p>
          </table:table-cell>
          <table:table-cell table:style-name="ce5" office:value-type="string" calcext:value-type="string">
            <text:p>Colorlight Creative</text:p>
          </table:table-cell>
          <table:table-cell table:style-name="ce5" office:value-type="string" calcext:value-type="string">
            <text:p>https://www.pr.com//company-profile/overview/118648</text:p>
          </table:table-cell>
          <table:table-cell table:style-name="ce5" office:value-type="string" calcext:value-type="string">
            <text:p>Colorlight Creative is Parent to the following creative servicesColorlight Vignettes - Local art,cards and gift displays and marketing support for local businessesLightgirl Art and Design - Art and JewelryCurator Rooms - Interior DecoratingThe Bead Salon - Mobile workshops, parties and classes with fine beads and beading suppliesColorado Easy Mix - Local Organic Bake Mixes and Flour</text:p>
          </table:table-cell>
          <table:table-cell table:style-name="ce5" office:value-type="string" calcext:value-type="string">
            <text:p>http://www.color-n-light.com</text:p>
          </table:table-cell>
        </table:table-row>
        <table:table-row table:style-name="ro7">
          <table:table-cell table:style-name="ce2" table:formula="of:=[.A16]+1" office:value-type="float" office:value="16" calcext:value-type="float">
            <text:p>16</text:p>
          </table:table-cell>
          <table:table-cell table:style-name="ce5" office:value-type="string" calcext:value-type="string">
            <text:p>https://www.pr.com/business-directory/266/+1</text:p>
          </table:table-cell>
          <table:table-cell table:style-name="ce5" office:value-type="string" calcext:value-type="string">
            <text:p>Conte Luna Foods</text:p>
          </table:table-cell>
          <table:table-cell table:style-name="ce5" office:value-type="string" calcext:value-type="string">
            <text:p>https://www.pr.com//company-profile/overview/3047</text:p>
          </table:table-cell>
          <table:table-cell table:style-name="ce5" office:value-type="string" calcext:value-type="string">
            <text:p>At Conte Luna Foods, making pasta is a Marano family tradition that continues into the 4th generation and will continue for generations to come.  Conte Luna Foods has proud Italian roots.  Antonio Maran started the parent company, Philadelphia Macaroni Company, in 1914 in the city for which it is named.  Today, PMC is operated by Antonio's grandson Luke Sr. and great-grandsons Luke Jr. and Mark.A passion for pasta is the hallmark of Conte Luna.  For over one hundred years the Marano family has produced pasta for the industrial and specialty markets.  The family is known throughout the world as the torchbearers of the pasta industry.The company opened the plant in Grand Forks, North Dakota in 1991, named Conte Luna Foods after its east coast retail brand, which literally means "Count Moon."  The plant is a state of the art pasta manufacturing facility specializing in Industrial, High additive dehydrated and Lasagna products.We supply a number of different pasta products to many of the best companies in the world.For Conte Luna Foods, total quality has been a family tradition, not a new trend.  The quality control begins before the flour arrives at our plant.  To ensure that we have the best flour available to put in our pasta, we built a milling plant in the center of the world's finest durum wheat fields, Minot, North Dakota.  Sourcing our own durum wheat enables us to select the grains that simply make the best semolina for the pasta industry.  Because of our strict quality standards is why our customers keep buying from us and why new customers are attracted to us.</text:p>
          </table:table-cell>
          <table:table-cell table:style-name="ce5" office:value-type="string" calcext:value-type="string">
            <text:p>http://www.conteluna.com</text:p>
          </table:table-cell>
        </table:table-row>
        <table:table-row table:style-name="ro9">
          <table:table-cell table:style-name="ce2" table:formula="of:=[.A17]+1" office:value-type="float" office:value="17" calcext:value-type="float">
            <text:p>17</text:p>
          </table:table-cell>
          <table:table-cell table:style-name="ce5" office:value-type="string" calcext:value-type="string">
            <text:p>https://www.pr.com/business-directory/266/+1</text:p>
          </table:table-cell>
          <table:table-cell table:style-name="ce5" office:value-type="string" calcext:value-type="string">
            <text:p>Divina Desserts USA</text:p>
          </table:table-cell>
          <table:table-cell table:style-name="ce5" office:value-type="string" calcext:value-type="string">
            <text:p>https://www.pr.com//company-profile/overview/1839</text:p>
          </table:table-cell>
          <table:table-cell table:style-name="ce5" office:value-type="string" calcext:value-type="string">
            <text:p>Specializing in the production of gourmet Italian desserts and other frozen specialty items.Established in 1996Italian based company:Allegra Desserts S.a.s. Via Rufigliano, 13Campagna,(SA) Italia 84022 <text:s text:c="10"/>T/A ( In U.S.A.)Divina Desserts U.S.A. U.S. Warehouse locations:Baltimore,MD and Williamstown,NJ.Serving U.S.,Canada and Europe.</text:p>
          </table:table-cell>
          <table:table-cell table:style-name="ce5" office:value-type="string" calcext:value-type="string">
            <text:p>http://divinadessert.com</text:p>
          </table:table-cell>
        </table:table-row>
        <table:table-row table:style-name="ro3">
          <table:table-cell table:style-name="ce2" table:formula="of:=[.A18]+1" office:value-type="float" office:value="18" calcext:value-type="float">
            <text:p>18</text:p>
          </table:table-cell>
          <table:table-cell table:style-name="ce5" office:value-type="string" calcext:value-type="string">
            <text:p>https://www.pr.com/business-directory/266/+1</text:p>
          </table:table-cell>
          <table:table-cell table:style-name="ce5" office:value-type="string" calcext:value-type="string">
            <text:p>Expedition Tea Company</text:p>
          </table:table-cell>
          <table:table-cell table:style-name="ce5" office:value-type="string" calcext:value-type="string">
            <text:p>https://www.pr.com//company-profile/overview/26494</text:p>
          </table:table-cell>
          <table:table-cell table:style-name="ce5" office:value-type="string" calcext:value-type="string">
            <text:p>Premium loose leaf teas and elegant tea gifts for the connoisseur including black, green, oolong, rooibos, white, chai, organic and decaffeinated teas plus a hand-picked selection of traditional and contemporary teapots from around the world. Our tea collections contain golden tins nestled within a felt-lined leather box with a with brass fittings.Selling both retail and wholesale. Contact us at tea@expeditiontea.com for additional information.</text:p>
          </table:table-cell>
          <table:table-cell table:style-name="ce5" office:value-type="string" calcext:value-type="string">
            <text:p>http://www.expeditiontea.com</text:p>
          </table:table-cell>
        </table:table-row>
        <table:table-row table:style-name="ro4">
          <table:table-cell table:style-name="ce2" table:formula="of:=[.A19]+1" office:value-type="float" office:value="19" calcext:value-type="float">
            <text:p>19</text:p>
          </table:table-cell>
          <table:table-cell table:style-name="ce5" office:value-type="string" calcext:value-type="string">
            <text:p>https://www.pr.com/business-directory/266/+1</text:p>
          </table:table-cell>
          <table:table-cell table:style-name="ce5" office:value-type="string" calcext:value-type="string">
            <text:p>Fairytale Brownies</text:p>
          </table:table-cell>
          <table:table-cell table:style-name="ce5" office:value-type="string" calcext:value-type="string">
            <text:p>https://www.pr.com//company-profile/overview/1100</text:p>
          </table:table-cell>
          <table:table-cell table:style-name="ce5" office:value-type="string" calcext:value-type="string">
            <text:p>Charm your Valentine this year with deliciously indulgent Fairytale Brownies. Send a unique chocolate Valentine with our whimsical Fairytale Messengers. Or browse our site for other Valentine’s Day gift ideas that will surely help you win their heart and keep them smiling all day long. Fairytale Brownies began in 1992 when we realized a dream and started baking brownies late at night in a friend’s catering kitchen. Today we still use the same 48-year-old family recipe to create the world’s best brownies. Each batch is handcrafted from Callebaut dark Belgian chocolate, premium Grade AA butter, farm fresh eggs, fluffy cake flour - and a dash of magic! We are committed to providing incomparable customer service and we offer you our unconditional guarantee. Ordering is easy and convenient. We are available anytime at 1.800.FAIRYTALE or brownies.com.Thank you for helping us make the world a sweeter place!</text:p>
          </table:table-cell>
          <table:table-cell table:style-name="ce5" office:value-type="string" calcext:value-type="string">
            <text:p>http://www.Brownies.com</text:p>
          </table:table-cell>
        </table:table-row>
        <table:table-row table:style-name="ro10">
          <table:table-cell table:style-name="ce2" table:formula="of:=[.A20]+1" office:value-type="float" office:value="20" calcext:value-type="float">
            <text:p>20</text:p>
          </table:table-cell>
          <table:table-cell table:style-name="ce5" office:value-type="string" calcext:value-type="string">
            <text:p>https://www.pr.com/business-directory/266/+1</text:p>
          </table:table-cell>
          <table:table-cell table:style-name="ce5" office:value-type="string" calcext:value-type="string">
            <text:p>FIGS Market</text:p>
          </table:table-cell>
          <table:table-cell table:style-name="ce5" office:value-type="string" calcext:value-type="string">
            <text:p>https://www.pr.com//company-profile/overview/2646</text:p>
          </table:table-cell>
          <table:table-cell table:style-name="ce5" office:value-type="string" calcext:value-type="string">
            <text:p>FIGS Market, LLC, established in 2004 by its sister company Catering Works, is a gourmet food market featuring an eat-in or take-out restaurant with fresh entrees and unique side dishes from around the world, as well as a full service bakery and coffee bar. <text:s/>The market offers gourmet cooking classes, wine and cheese events, and local and regional food supplies and culinary items. <text:s/>FIGS, an acronym for Fresh International Gourmet Supply, is open Monday through Saturday from 7:30 am to 7:30 pm or Sunday from 10:00 am to 3:00 pm. <text:s/>The market, located at 2018 Clark Avenue in Cameron Village, can be found on the internet at www.figsmarket.com or for more information, please call 919-719-0328.</text:p>
          </table:table-cell>
          <table:table-cell table:style-name="ce5" office:value-type="string" calcext:value-type="string">
            <text:p>http://www.figsmarket.com</text:p>
          </table:table-cell>
        </table:table-row>
        <table:table-row table:style-name="ro5">
          <table:table-cell table:style-name="ce2" table:formula="of:=[.A21]+1" office:value-type="float" office:value="21" calcext:value-type="float">
            <text:p>21</text:p>
          </table:table-cell>
          <table:table-cell table:style-name="ce5" office:value-type="string" calcext:value-type="string">
            <text:p>https://www.pr.com/business-directory/266/+1</text:p>
          </table:table-cell>
          <table:table-cell table:style-name="ce5" office:value-type="string" calcext:value-type="string">
            <text:p>Fortitech, Inc.</text:p>
          </table:table-cell>
          <table:table-cell table:style-name="ce5" office:value-type="string" calcext:value-type="string">
            <text:p>https://www.pr.com//company-profile/overview/3925</text:p>
          </table:table-cell>
          <table:table-cell table:style-name="ce5" office:value-type="string" calcext:value-type="string">
            <text:p>Founded in 1986, Fortitech, Inc. is the world leader in the development of custom nutrient premixes for the food, beverage and pharmaceutical industries, integrating functional ingredients from a comprehensive selection of vitamins, minerals, amino acids, nucleotides and nutraceuticals. Fortitech is ISO 9001:2000 and FPA certified and meets kosher and Halal standards. Headquartered in Schenectady, N.Y., the company has a global network of manufacturing and distribution facilities, throughout Europe, Asia Pacific, South America, Mexico and the United States (New York and California). For more information, visit fortitech.com - powered by FortiSource® - the ultimate fortification destination. Not just premixes...Strategic Nutrition.</text:p>
          </table:table-cell>
          <table:table-cell table:style-name="ce5" office:value-type="string" calcext:value-type="string">
            <text:p>http://www.fortitech.com</text:p>
          </table:table-cell>
        </table:table-row>
        <table:table-row table:style-name="ro11">
          <table:table-cell table:style-name="ce2" table:formula="of:=[.A22]+1" office:value-type="float" office:value="22" calcext:value-type="float">
            <text:p>22</text:p>
          </table:table-cell>
          <table:table-cell table:style-name="ce5" office:value-type="string" calcext:value-type="string">
            <text:p>https://www.pr.com/business-directory/266/+1</text:p>
          </table:table-cell>
          <table:table-cell table:style-name="ce5" office:value-type="string" calcext:value-type="string">
            <text:p>früute</text:p>
          </table:table-cell>
          <table:table-cell table:style-name="ce5" office:value-type="string" calcext:value-type="string">
            <text:p>https://www.pr.com//company-profile/overview/183282</text:p>
          </table:table-cell>
          <table:table-cell table:style-name="ce5" office:value-type="string" calcext:value-type="string">
            <text:p>früute, a curious new pastry shop, serves tarts as you’ve never seen them before: mini, incredibly airy and artistically infused with meticulously paired flavors, some even quite unexpected.</text:p>
          </table:table-cell>
          <table:table-cell table:style-name="ce5" office:value-type="string" calcext:value-type="string">
            <text:p>http://www.fruute.com</text:p>
          </table:table-cell>
        </table:table-row>
        <table:table-row table:style-name="ro5">
          <table:table-cell table:style-name="ce2" table:formula="of:=[.A23]+1" office:value-type="float" office:value="23" calcext:value-type="float">
            <text:p>23</text:p>
          </table:table-cell>
          <table:table-cell table:style-name="ce5" office:value-type="string" calcext:value-type="string">
            <text:p>https://www.pr.com/business-directory/266/+1</text:p>
          </table:table-cell>
          <table:table-cell table:style-name="ce5" office:value-type="string" calcext:value-type="string">
            <text:p>Gnu Foods, LLC</text:p>
          </table:table-cell>
          <table:table-cell table:style-name="ce5" office:value-type="string" calcext:value-type="string">
            <text:p>https://www.pr.com//company-profile/overview/4826</text:p>
          </table:table-cell>
          <table:table-cell table:style-name="ce5" office:value-type="string" calcext:value-type="string">
            <text:p>Gnu Foods is a company of fiber fanatics intent on redefining the fiber experience! Gnu Foods was founded in 2004 with the release of the Flavor &amp; Fiber bar. After eight years of taste-testing, recipe-creation, conversing with customers, and dreaming up a design for a better bar, Gnu Foods entered a renaissance of sorts – and came out on the other side clutching a FiberLove bar held high.With an appealing, updated look and a new culture devoted to developing relationships and delivering feel-good moments to its friends and fans, Gnu is now a new – and friendlier – beast.For more on Gnu Foods, the launch of FiberLove, and nutritional information about the bars, connect with FiberLove on Twitter at @FiberLoveBar, at Facebook.com/FiberLove, or through FiberLoveBar.com.</text:p>
          </table:table-cell>
          <table:table-cell table:style-name="ce5" office:value-type="string" calcext:value-type="string">
            <text:p>http://fiberlovebar.com</text:p>
          </table:table-cell>
        </table:table-row>
        <table:table-row table:style-name="ro11">
          <table:table-cell table:style-name="ce2" table:formula="of:=[.A24]+1" office:value-type="float" office:value="24" calcext:value-type="float">
            <text:p>24</text:p>
          </table:table-cell>
          <table:table-cell table:style-name="ce5" office:value-type="string" calcext:value-type="string">
            <text:p>https://www.pr.com/business-directory/266/+1</text:p>
          </table:table-cell>
          <table:table-cell table:style-name="ce5" office:value-type="string" calcext:value-type="string">
            <text:p>Healthy Food for Pets</text:p>
          </table:table-cell>
          <table:table-cell table:style-name="ce5" office:value-type="string" calcext:value-type="string">
            <text:p>https://www.pr.com//company-profile/overview/2137</text:p>
          </table:table-cell>
          <table:table-cell table:style-name="ce5" office:value-type="string" calcext:value-type="string">
            <text:p>Healthy Food For Pets <text:s/>- an online store of unique and hard to find natural pet care products which eliminates all the negatives of Pet Store shopping – long lines, noisy critters, “out-of-stock” products, high prices and questionable quality.</text:p>
          </table:table-cell>
          <table:table-cell table:style-name="ce5" office:value-type="string" calcext:value-type="string">
            <text:p>http://healthyfoodforpets.com</text:p>
          </table:table-cell>
        </table:table-row>
        <table:table-row table:style-name="ro11">
          <table:table-cell table:style-name="ce2" table:formula="of:=[.A25]+1" office:value-type="float" office:value="25" calcext:value-type="float">
            <text:p>25</text:p>
          </table:table-cell>
          <table:table-cell table:style-name="ce5" office:value-type="string" calcext:value-type="string">
            <text:p>https://www.pr.com/business-directory/266/+1</text:p>
          </table:table-cell>
          <table:table-cell table:style-name="ce5" office:value-type="string" calcext:value-type="string">
            <text:p>Heartsong Herbal Brewing Company</text:p>
          </table:table-cell>
          <table:table-cell table:style-name="ce5" office:value-type="string" calcext:value-type="string">
            <text:p>https://www.pr.com//company-profile/overview/1146</text:p>
          </table:table-cell>
          <table:table-cell table:style-name="ce5" office:value-type="string" calcext:value-type="string">
            <text:p>The Heartsong Herbal Brewing Company exists to revitalize human mind, body, and spirit through good brews and good business. Brewing in Oregon since 2000, we offer people healthful alternatives to soda, coffee and alcohol.</text:p>
          </table:table-cell>
          <table:table-cell table:style-name="ce5" office:value-type="string" calcext:value-type="string">
            <text:p>http://www.heartsongchai.com</text:p>
          </table:table-cell>
        </table:table-row>
        <table:table-row table:style-name="ro11">
          <table:table-cell table:style-name="ce2" table:formula="of:=[.A26]+1" office:value-type="float" office:value="26" calcext:value-type="float">
            <text:p>26</text:p>
          </table:table-cell>
          <table:table-cell table:style-name="ce5" office:value-type="string" calcext:value-type="string">
            <text:p>https://www.pr.com/business-directory/266/+1</text:p>
          </table:table-cell>
          <table:table-cell table:style-name="ce5" office:value-type="string" calcext:value-type="string">
            <text:p>Karnataka Plantation Coffee</text:p>
          </table:table-cell>
          <table:table-cell table:style-name="ce5" office:value-type="string" calcext:value-type="string">
            <text:p>https://www.pr.com//company-profile/overview/3156</text:p>
          </table:table-cell>
          <table:table-cell table:style-name="ce5" office:value-type="string" calcext:value-type="string">
            <text:p>Coffee bean grower and coffee importer specializing in shade-grown, estate-specific, green superior arabica and gourmet robusta coffee beans from southern India. </text:p>
          </table:table-cell>
          <table:table-cell table:style-name="ce5" office:value-type="string" calcext:value-type="string">
            <text:p>http://www.indiancoffees.com</text:p>
          </table:table-cell>
        </table:table-row>
        <table:table-row table:style-name="ro4">
          <table:table-cell table:style-name="ce2" table:formula="of:=[.A27]+1" office:value-type="float" office:value="27" calcext:value-type="float">
            <text:p>27</text:p>
          </table:table-cell>
          <table:table-cell table:style-name="ce5" office:value-type="string" calcext:value-type="string">
            <text:p>https://www.pr.com/business-directory/266/+1</text:p>
          </table:table-cell>
          <table:table-cell table:style-name="ce5" office:value-type="string" calcext:value-type="string">
            <text:p>Khushal Genetics (Food Division)</text:p>
          </table:table-cell>
          <table:table-cell table:style-name="ce5" office:value-type="string" calcext:value-type="string">
            <text:p>https://www.pr.com//company-profile/overview/4439</text:p>
          </table:table-cell>
          <table:table-cell table:style-name="ce5" office:value-type="string" calcext:value-type="string">
            <text:p>We / Khushal Genetics (Food Division), are manufacturers and Exporters of Indian processed and Raw food products.We Offer : INDIAN Spices/ Rice/ Grains/ Pulses/ Herbs/ Sea Food / Pickles / Fresh fruits &amp; Vegetables / Frozen / Canned / Brine / Dehydrated, Etc... We offer Food processing and the Quality standard certified with USFDA ( HACCP ) .EEC SGS Etc. We work with mutual flexibility and understanding also arranges to process the product on Clients brand label, upon agreement.Khushal Genetics (Food Division), 75, Krishna Bhavan, Gr.Floor, (opp.Canara Bank), Kazi Sayed Street, Masjid Bunder (West), Mumbai-400003. Maharashtra State. India. ========================== Tele/Fax:.....91 22 23452730, Phones:...... 91 22 23466347, Mobile........9223413411, Resi............91 22 24152729, E-Mail= khushalgenetics@yahoo.com </text:p>
          </table:table-cell>
          <table:table-cell table:style-name="ce5" office:value-type="string" calcext:value-type="string">
            <text:p/>
            <text:p/>
          </table:table-cell>
        </table:table-row>
        <table:table-row table:style-name="ro2">
          <table:table-cell table:style-name="ce2" table:formula="of:=[.A28]+1" office:value-type="float" office:value="28" calcext:value-type="float">
            <text:p>28</text:p>
          </table:table-cell>
          <table:table-cell table:style-name="ce5" office:value-type="string" calcext:value-type="string">
            <text:p>https://www.pr.com/business-directory/266/+1</text:p>
          </table:table-cell>
          <table:table-cell table:style-name="ce5" office:value-type="string" calcext:value-type="string">
            <text:p>Mama Vega*s Products</text:p>
          </table:table-cell>
          <table:table-cell table:style-name="ce5" office:value-type="string" calcext:value-type="string">
            <text:p>https://www.pr.com//company-profile/overview/4812</text:p>
          </table:table-cell>
          <table:table-cell table:style-name="ce5" office:value-type="string" calcext:value-type="string">
            <text:p>Mama Vega's Salsa has been featured on the Food Network "Viewer's Choice" and "Best of Viewer's Choice".  In addition, this authentic fresh raw salsa that uses on vine ripened tomatoes took First Place in Woman's Day national salsa taste testing contest.Now Mama Vega's Salsa is the first salsa nation wide to receive national certification as a 5 A Day salsa. This classifies Mama Vega's Salsa as a fresh raw vegetable. Diebetic, children with ADD/ADHD, cancer patients and individuals with other diseases can eat this unique blended salsa with no adverse side affects including no acid reflux.</text:p>
          </table:table-cell>
          <table:table-cell table:style-name="ce5" office:value-type="string" calcext:value-type="string">
            <text:p>http://www.mamavega.com</text:p>
          </table:table-cell>
        </table:table-row>
        <table:table-row table:style-name="ro2">
          <table:table-cell table:style-name="ce2" table:formula="of:=[.A29]+1" office:value-type="float" office:value="29" calcext:value-type="float">
            <text:p>29</text:p>
          </table:table-cell>
          <table:table-cell table:style-name="ce5" office:value-type="string" calcext:value-type="string">
            <text:p>https://www.pr.com/business-directory/266/+1</text:p>
          </table:table-cell>
          <table:table-cell table:style-name="ce5" office:value-type="string" calcext:value-type="string">
            <text:p>McPugs Grub Rubs</text:p>
          </table:table-cell>
          <table:table-cell table:style-name="ce5" office:value-type="string" calcext:value-type="string">
            <text:p>https://www.pr.com//company-profile/overview/1430</text:p>
          </table:table-cell>
          <table:table-cell table:style-name="ce5" office:value-type="string" calcext:value-type="string">
            <text:p>McPugs Grub Rubs creates delicious all-natural, no-fat, low-calorie gourmet dry rubs for the grill. <text:s/>Their mission is to rescue barbeque from the ritual drowning of meat in thick, sticky, sweet, calorie-laden sauces which can mask the true taste of the meat. <text:s/>Not your typical frat-boy barbeque company, McPugs Grub Rubs features 16 witty, irreverent, and intelligent dry rubs which are created in small batches in their Kansas City facility. <text:s/>For more information about McPugs Grub Rubs, visit www.McPugs.com.</text:p>
          </table:table-cell>
          <table:table-cell table:style-name="ce5" office:value-type="string" calcext:value-type="string">
            <text:p>http://www.McPugs.com</text:p>
          </table:table-cell>
        </table:table-row>
        <table:table-row table:style-name="ro9">
          <table:table-cell table:style-name="ce2" table:formula="of:=[.A30]+1" office:value-type="float" office:value="30" calcext:value-type="float">
            <text:p>30</text:p>
          </table:table-cell>
          <table:table-cell table:style-name="ce5" office:value-type="string" calcext:value-type="string">
            <text:p>https://www.pr.com/business-directory/266/+1</text:p>
          </table:table-cell>
          <table:table-cell table:style-name="ce5" office:value-type="string" calcext:value-type="string">
            <text:p>Merdeka Coffee</text:p>
          </table:table-cell>
          <table:table-cell table:style-name="ce5" office:value-type="string" calcext:value-type="string">
            <text:p>https://www.pr.com//company-profile/overview/3846</text:p>
          </table:table-cell>
          <table:table-cell table:style-name="ce5" office:value-type="string" calcext:value-type="string">
            <text:p>Merdeka Coffee works with small holders, villagers and small plot cooperatives in Indonesia to help them to produce the best arabica. We do this through partnership with coffee professionals around the world. Our projects are spread around Indonesia and we roast the beans we source from our partners ourselves.</text:p>
          </table:table-cell>
          <table:table-cell table:style-name="ce5" office:value-type="string" calcext:value-type="string">
            <text:p>http://www.merdekacoffee.com</text:p>
          </table:table-cell>
        </table:table-row>
        <table:table-row table:style-name="ro9">
          <table:table-cell table:style-name="ce2" table:formula="of:=[.A31]+1" office:value-type="float" office:value="31" calcext:value-type="float">
            <text:p>31</text:p>
          </table:table-cell>
          <table:table-cell table:style-name="ce5" office:value-type="string" calcext:value-type="string">
            <text:p>https://www.pr.com/business-directory/266/+1</text:p>
          </table:table-cell>
          <table:table-cell table:style-name="ce5" office:value-type="string" calcext:value-type="string">
            <text:p>Miracle Muffins</text:p>
          </table:table-cell>
          <table:table-cell table:style-name="ce5" office:value-type="string" calcext:value-type="string">
            <text:p>https://www.pr.com//company-profile/overview/6121</text:p>
          </table:table-cell>
          <table:table-cell table:style-name="ce5" office:value-type="string" calcext:value-type="string">
            <text:p>Miracle Muffins manufactures the world's healthiest muffins.  The muffins are designed with low glycemic ingredients making them ideal for diabetics. They are also 1 POINT on Weight Watchers and they contain 6 non-fiber carbohydrates for Atkins and The South Beach Diet. </text:p>
          </table:table-cell>
          <table:table-cell table:style-name="ce5" office:value-type="string" calcext:value-type="string">
            <text:p>http://www.miraclemuffins.com</text:p>
          </table:table-cell>
        </table:table-row>
        <table:table-row table:style-name="ro12">
          <table:table-cell table:style-name="ce2" table:formula="of:=[.A32]+1" office:value-type="float" office:value="32" calcext:value-type="float">
            <text:p>32</text:p>
          </table:table-cell>
          <table:table-cell table:style-name="ce5" office:value-type="string" calcext:value-type="string">
            <text:p>https://www.pr.com/business-directory/266/+1</text:p>
          </table:table-cell>
          <table:table-cell table:style-name="ce5" office:value-type="string" calcext:value-type="string">
            <text:p>Nanny's Jamaican Kitchen, Inc.</text:p>
          </table:table-cell>
          <table:table-cell table:style-name="ce5" office:value-type="string" calcext:value-type="string">
            <text:p>https://www.pr.com//company-profile/overview/4385</text:p>
          </table:table-cell>
          <table:table-cell table:style-name="ce5" office:value-type="string" calcext:value-type="string">
            <text:p>We are a small, family owned company specializing in authentic Jamaican food products, created from family recipes that have been passed down for 300 years. Our current line includes mild and spicy versions of Jamaican Jerk Marinade and Jamaican BBQ &amp; Dipping Sauce and Soleil's Glazing Sauce. Our products have won two Scovie Awards, two first place awards in America's Best Food Contest and our Jamaican Chef (one of the owners) was awarded President's Award - Best in Show in the Great Chefs of the Inland Empire competition sponsored by Second Harvest. Our products are USDA Certified Organic, All Natural, Vegetarian and have No Preservatives, Fat, MSG, or Corn Syrup. They are available in glass bottles and foodservice sizes. The products are sold in select Whole Foods Markets, Bristol Farms, specialty markets and  at www.NannysJamaicanKitchen.comUpcoming products include our a trio of organic rubs &amp; seasonings and our wildly popular Honey Jerk Cashews, slow-roasted in our award-winning Jamaican BBQ sauce with a kiss of honey and a hint of smoke.There are over eighty recipes on our web site and we offer foodservice menu consulting.    </text:p>
          </table:table-cell>
          <table:table-cell table:style-name="ce5" office:value-type="string" calcext:value-type="string">
            <text:p>http://www.nannysjamaicankitchen.com</text:p>
          </table:table-cell>
        </table:table-row>
        <table:table-row table:style-name="ro2">
          <table:table-cell table:style-name="ce2" table:formula="of:=[.A33]+1" office:value-type="float" office:value="33" calcext:value-type="float">
            <text:p>33</text:p>
          </table:table-cell>
          <table:table-cell table:style-name="ce5" office:value-type="string" calcext:value-type="string">
            <text:p>https://www.pr.com/business-directory/266/+1</text:p>
          </table:table-cell>
          <table:table-cell table:style-name="ce5" office:value-type="string" calcext:value-type="string">
            <text:p>Neco Foods, LLC</text:p>
          </table:table-cell>
          <table:table-cell table:style-name="ce5" office:value-type="string" calcext:value-type="string">
            <text:p>https://www.pr.com//company-profile/overview/154188</text:p>
          </table:table-cell>
          <table:table-cell table:style-name="ce5" office:value-type="string" calcext:value-type="string">
            <text:p>Neco Foods is a manufacturer of high quality fresh and frozen soups, dips, spreads, butters, sauces, stuffing and other prepared food products. All our creations are dreamed, tested and perfected by our talented chefs who have built their reputations in the retail, restaurant, and prepared foods industries. We believe that the secret of making great products lies upon utilizing the best possible ingredients, processing them in small batches to preserve their texture, integrity, wholesomeness and flavor; And above all, never being afraid to try something new.www.NecoFoods.com</text:p>
          </table:table-cell>
          <table:table-cell table:style-name="ce5" office:value-type="string" calcext:value-type="string">
            <text:p>http://www.NecoFoods.com</text:p>
          </table:table-cell>
        </table:table-row>
        <table:table-row table:style-name="ro13">
          <table:table-cell table:style-name="ce2" table:formula="of:=[.A34]+1" office:value-type="float" office:value="34" calcext:value-type="float">
            <text:p>34</text:p>
          </table:table-cell>
          <table:table-cell table:style-name="ce5" office:value-type="string" calcext:value-type="string">
            <text:p>https://www.pr.com/business-directory/266/+1</text:p>
          </table:table-cell>
          <table:table-cell table:style-name="ce5" office:value-type="string" calcext:value-type="string">
            <text:p>NewBoy FZCO</text:p>
          </table:table-cell>
          <table:table-cell table:style-name="ce5" office:value-type="string" calcext:value-type="string">
            <text:p>https://www.pr.com//company-profile/overview/70987</text:p>
          </table:table-cell>
          <table:table-cell table:style-name="ce5" office:value-type="string" calcext:value-type="string">
            <text:p>NewBoy FZCO engages in the marketing and distribution of toys, food, stationery, nursery, and cosmetic products throughout the Middle East and North Africa. The company also markets selected toy brands and ranges internationally including: Europe, USA, Korea, India, and Indonesia.Since its establishment in 1999, NewBoy has acquired and successfully launched the latest in hot cartoon characters, toys, stationery, and confectionery brands from around the world. Working closely with its network of strategic partners and joint ventures, NewBoy has introduced high profile brands into the region including, but not limited to, TakaraTomy®, Sega Toys®, Giochi Preziosi®, BBurago®, Blue-Box®, Cra-Z-Art®, Moose®, Vivid® Jakks Pacific®, Hasbro®, Lalaloopsy®, Carrera®, Munchkin®, Sassy®, Double A®, and Zaini®.NewBoy has successfully developed its own lifestyle doll brand, Fulla®, which became the best-selling fashion doll throughout the Middle East and North Africa region and soon expanded into a wide range of categories including toys, food, stationery, cosmetic and clothing. In addition, the company has introduced its own label toy brands including: Baby Habibi®; FunToLearn®, and Scan2Go®. The company also developed its own confectionery brand, SweeToon®, associated with hot cartoon characters, across wide range of product categories, including corn flakes, chocolate egg, flavored milk, biscuits, and marshmallow, to name few.NewBoy has two subsidiaries operating in the region. NewBoy UAE, which handles the distribution business of NewBoy products in MENA, excluding KSA. NewBoy KSA, is a distributor of NewBoy’s products in KSA.The company currently employs over 1,500 full-time employees distributed among its offices in UAE, and KSA.</text:p>
          </table:table-cell>
          <table:table-cell table:style-name="ce5" office:value-type="string" calcext:value-type="string">
            <text:p>http://www.newboy.com</text:p>
          </table:table-cell>
        </table:table-row>
        <table:table-row table:style-name="ro14">
          <table:table-cell table:style-name="ce2" table:formula="of:=[.A35]+1" office:value-type="float" office:value="35" calcext:value-type="float">
            <text:p>35</text:p>
          </table:table-cell>
          <table:table-cell table:style-name="ce5" office:value-type="string" calcext:value-type="string">
            <text:p>https://www.pr.com/business-directory/266/+1</text:p>
          </table:table-cell>
          <table:table-cell table:style-name="ce5" office:value-type="string" calcext:value-type="string">
            <text:p>NIngbo Tiangong Fazenda Fruit Juice &amp; Fruit Wine Co., Ltd</text:p>
          </table:table-cell>
          <table:table-cell table:style-name="ce5" office:value-type="string" calcext:value-type="string">
            <text:p>https://www.pr.com//company-profile/overview/3882</text:p>
          </table:table-cell>
          <table:table-cell table:style-name="ce5" office:value-type="string" calcext:value-type="string">
            <text:p>Established in 2001, Ningbo Tiangong Fazenda Fruit Juice &amp; Fruit Wine Co., Ltd. is a modern grocery enterprise, which integrates exploitation, production, research and sales of fruit juices, fruit wines and fruit jam. With a strong technical force including more than 30 professional wine-makers, senior engineers and over 50 professional technologists in other fields, we are able to develop innovative products at very competitive prices. Moreover, equipped with advanced gas and liquid chromatographic analysis devices, internationally advanced tube-like UHT high temperature sterilization canned line and other high-tech equipment, we have successfully developed 'Jiangsang' series of mulberry fruit juices, mulberry fruit wines and jam. Additionally, our products are fully complying with the ISO9001 and ISO14001 international standards, and the production capacity of mulberry fruit wines and juices has been increased to a large extent. Furthermore, the 1,000,000-square-meter mulberry base set up by our company has been listed as the modern agricultural demonstration project by the State Planning Commission, which offers superfine mulberry materials for production, and the base will expand to 3,000,000 square meters by the year 2005. Providing 'Quality Products, Excellent Service, Competitive Prices and Prompt Delivery', we are now looking forward to even greater cooperation with overseas customers based on mutual benefits. Please feel free to contact us or visit our website for more information.</text:p>
          </table:table-cell>
          <table:table-cell table:style-name="ce5" office:value-type="string" calcext:value-type="string">
            <text:p>http://tg-fazenda.com/doce/about.html</text:p>
          </table:table-cell>
        </table:table-row>
        <table:table-row table:style-name="ro8">
          <table:table-cell table:style-name="ce2" table:formula="of:=[.A36]+1" office:value-type="float" office:value="36" calcext:value-type="float">
            <text:p>36</text:p>
          </table:table-cell>
          <table:table-cell table:style-name="ce5" office:value-type="string" calcext:value-type="string">
            <text:p>https://www.pr.com/business-directory/266/+1</text:p>
          </table:table-cell>
          <table:table-cell table:style-name="ce5" office:value-type="string" calcext:value-type="string">
            <text:p>Nutritional Institute</text:p>
          </table:table-cell>
          <table:table-cell table:style-name="ce5" office:value-type="string" calcext:value-type="string">
            <text:p>https://www.pr.com//company-profile/overview/3469</text:p>
          </table:table-cell>
          <table:table-cell table:style-name="ce5" office:value-type="string" calcext:value-type="string">
            <text:p>Nutritional Institute's mission is to empower college students of all ages to become healthier, feel more confident and function at their highest level, physically, mentally and emotionally. We believe that, given the proper tools, students will make healthy choices, and it's our purpose to provide students with these tools--in the form of the most up-to-date natural health news and high-quality, student-centered natural health products.In fact, we are the first company to create a natural health product line designed exclusively to meet the diverse nutritional needs and lifestyles of today's young adults. Thus the creation of STUDENT FORMULA™! STUDENT FORMULA'S™ dietary supplements and powdered drinks are made from only the highest quality, all-natural, food-derived nutrients, and are specifically designed to tackle the negative biochemical effects that stress and inadequate diets can have on students' health and well-being. Each STUDENT FORMULA™ product is wild-crafted from a unique blend of nutrients that work together to enhance each component's beneficial effect, and has been proven safe and effective. Plus, unlike other supplements out there, we've been able to offer these products at prices students can actually afford.If you would be interested in purchacing any of our products or have questions please feel free to call us at1-800-709-2727 or send an email to lindas@studentformula.com or visit our website at www.studentformula.comPlease Note that you will need to copy and past that link into your web browser's address bar. For email copy and paste lindas@studentformula.com into the "To" section in your email. Remember "Be Smart, Be Healthy"!</text:p>
          </table:table-cell>
          <table:table-cell table:style-name="ce5" office:value-type="string" calcext:value-type="string">
            <text:p>http://www.studentformula.com</text:p>
          </table:table-cell>
        </table:table-row>
        <table:table-row table:style-name="ro2">
          <table:table-cell table:style-name="ce2" table:formula="of:=[.A37]+1" office:value-type="float" office:value="37" calcext:value-type="float">
            <text:p>37</text:p>
          </table:table-cell>
          <table:table-cell table:style-name="ce5" office:value-type="string" calcext:value-type="string">
            <text:p>https://www.pr.com/business-directory/266/+1</text:p>
          </table:table-cell>
          <table:table-cell table:style-name="ce5" office:value-type="string" calcext:value-type="string">
            <text:p>Old Meeting House Homemade Ice Cream</text:p>
          </table:table-cell>
          <table:table-cell table:style-name="ce5" office:value-type="string" calcext:value-type="string">
            <text:p>https://www.pr.com//company-profile/overview/1297</text:p>
          </table:table-cell>
          <table:table-cell table:style-name="ce5" office:value-type="string" calcext:value-type="string">
            <text:p>Old Meeting House Homemade Ice Cream provides wholesale gourmet all natural handmade homemade ice cream to restaurants, scoop shops, dip shops, cafes, hotels, resorts, and also provides several business opportunities including ice cream vending machines and franchise alternatives with no franchising fees. <text:s text:c="2"/>Founded in 1947, and still has a fresh outlook on the ice cream industry. <text:s/>See www.omhicecream.com/wholesale-ice-cream/ for more details on our business and partnership options.</text:p>
          </table:table-cell>
          <table:table-cell table:style-name="ce5" office:value-type="string" calcext:value-type="string">
            <text:p>http://www.omhicecream.com</text:p>
          </table:table-cell>
        </table:table-row>
        <table:table-row table:style-name="ro10">
          <table:table-cell table:style-name="ce2" table:formula="of:=[.A38]+1" office:value-type="float" office:value="38" calcext:value-type="float">
            <text:p>38</text:p>
          </table:table-cell>
          <table:table-cell table:style-name="ce5" office:value-type="string" calcext:value-type="string">
            <text:p>https://www.pr.com/business-directory/266/+1</text:p>
          </table:table-cell>
          <table:table-cell table:style-name="ce5" office:value-type="string" calcext:value-type="string">
            <text:p>Peacock Moon</text:p>
          </table:table-cell>
          <table:table-cell table:style-name="ce5" office:value-type="string" calcext:value-type="string">
            <text:p>https://www.pr.com//company-profile/overview/4626</text:p>
          </table:table-cell>
          <table:table-cell table:style-name="ce5" office:value-type="string" calcext:value-type="string">
            <text:p>Since its inception in 2004, Tom Best, Owner of Peacock Moon Cheesecakes, has committed himself to providing the utmost quality in gourmet cheesecake selection. With flavors ranging from classic New York Style to exotic Mango, Peacock Moon Cheesecakes has something to offer even the most discriminating cheesecake connoisseur. Using only the highest quality ingredients, each cheesecake is individually made to order and is available for pick up within three days of order placement. Cheesecake can be ordered in 9 or 10-inch styles with prices ranging from $18 to $30. For more information, please call (919) 852-4436.</text:p>
          </table:table-cell>
          <table:table-cell table:style-name="ce5" office:value-type="string" calcext:value-type="string">
            <text:p>http://www.peacockmooncheesecake.com</text:p>
          </table:table-cell>
        </table:table-row>
        <table:table-row table:style-name="ro15">
          <table:table-cell table:style-name="ce2" table:formula="of:=[.A39]+1" office:value-type="float" office:value="39" calcext:value-type="float">
            <text:p>39</text:p>
          </table:table-cell>
          <table:table-cell table:style-name="ce5" office:value-type="string" calcext:value-type="string">
            <text:p>https://www.pr.com/business-directory/266/+1</text:p>
          </table:table-cell>
          <table:table-cell table:style-name="ce5" office:value-type="string" calcext:value-type="string">
            <text:p>Revive Energy Mints Franchise - Revive Franchising, LLC</text:p>
          </table:table-cell>
          <table:table-cell table:style-name="ce5" office:value-type="string" calcext:value-type="string">
            <text:p>https://www.pr.com//company-profile/overview/104856</text:p>
          </table:table-cell>
          <table:table-cell table:style-name="ce5" office:value-type="string" calcext:value-type="string">
            <text:p>Revive Energy Mints/RyLo Products LLC is a Denver-based company specializing in the sale of healthy energy supplements. With the release of Revive Energy Mints in August of 2008, RyLo Products launched its first healthy energy product.Combining 220 mg of guarana, green-tea, and ginseng and caffeine with a superfruit concoction consisting of extracts from acai, goji, and mangosteen, RyLo Products has formulated a first to market antioxidant packed healthy energy breath mint. A single serving of Revive Energy Mints, contains an amount of caffeine roughly equivalent to a cup of premium brewed coffee, an energy shot, or an 8 to 16 oz canned energy drink. Only Revive Energy Mints offers consumers a quicker, healthier and more convenient energy boost. With no liquid, there is no need for frequent bathroom breaks. And with no sugar or carbonation there is no nasty crash that follows the long-lasting, sustained energy boost delivered by Revive Energy Mints. In addition, Revive Energy Mints are easily transportable, they can be carried in your pocket or purse, and require no refrigeration. It's no wonder many are now calling Revive Energy Mints the world's first "super mint".Within less than a year of its initial debut, RyLo Products' strategic marketing and proven distribution model have ushered Revive Mints into the forefront of a blossoming market for healthy alternatives to traditional energy drinks. Revive Energy Mints offers inspiring entrepreneurs an opportunity to cash in on the growing market for healthy energy products by generating revenue through multiple sources of income. Authorized distributors of Revive Energy Mints have access to backend support, custom marketing materials, national advertising, celebrity endorsements and one-on-one coaching.The Revive Energy Mints franchise gives entrepreneurs a ground breaking opportunity to whole revive mints. Each franchisee is given 25 vending machines and full retail rights to help them succeed in marketing their own home based business.It is this unprecedented support, that has enabled authorized distributors of Revive to successfully land and manage retail accounts while at the the same time, generating quick cash flow from Revive's custom Energy Center Vending Machines. Already, Revive Energy Mints are available in select, QuikTrip convenience stores, select 7/11s and other fine retail outlets all across the U.S. and Canada.In 2009 Revive Energy Mints launched their national TV commercial a 30 second spot taking aim at over priced, over hyped energy shots and drinks. The commercial has been viewed over 4 million times an aired on stations like Spike TV, MTV, ESPN, The NFL Network, Comedy Central and many others. RyLo Products is using guerrilla marketing, combined with TV, and Radio to get the word out about Revive Energy Mints.In late 2008 early 2009 Sito Marketing and Rylo Products also started the Revive Energy Mint Scam and Rip Off coalition to help uncover and put a stop to bogus business opportunity and franchise offerings. Revive Energy Mints prides itself on their customer service and business reputation. The Revive Energy Mint Scam coalition was enforced to weed out the bad apples of the business world.</text:p>
          </table:table-cell>
          <table:table-cell table:style-name="ce5" office:value-type="string" calcext:value-type="string">
            <text:p>http://www.ryloproducts.com</text:p>
          </table:table-cell>
        </table:table-row>
        <table:table-row table:style-name="ro16">
          <table:table-cell table:style-name="ce2" table:formula="of:=[.A40]+1" office:value-type="float" office:value="40" calcext:value-type="float">
            <text:p>40</text:p>
          </table:table-cell>
          <table:table-cell table:style-name="ce5" office:value-type="string" calcext:value-type="string">
            <text:p>https://www.pr.com/business-directory/266/+1</text:p>
          </table:table-cell>
          <table:table-cell table:style-name="ce5" office:value-type="string" calcext:value-type="string">
            <text:p>Source-Omega</text:p>
          </table:table-cell>
          <table:table-cell table:style-name="ce5" office:value-type="string" calcext:value-type="string">
            <text:p>https://www.pr.com//company-profile/overview/72407</text:p>
          </table:table-cell>
          <table:table-cell table:style-name="ce5" office:value-type="string" calcext:value-type="string">
            <text:p>An Ideal Omega-3 Sufficiency Index: The foundation for lowering high blood fats is DHA sufficiency. Blood fats in droplets are called triglycerides [1]. DHA is the most effective omega-3 for lowering high triglycerides [2]. DHA is also the most efficient omega-3 intake method. As a fat, DHA is the longest , most un-saturated, most abundant omega-3 in our body, eyes, heart, brain, liver and organs [1,2].Source-Omega specializes in helping people achieve a successful omega-3 sufficiency index. We manufacture and distribute Pure One™ algae oil product for use with Dr Scott Doughman's Omega-3 DHA Therapy™.Dr. Doughman is a highly qualified and respected omega-3 researcher, Nutritional Biochemist and Lipidologist."PURE ONE™ lowers the fats fast and effectively and is balanced to match your body's omega-3 needs!" - Dr. Doughman, Founder of Source-Omega™, Inventor of PURE ONE™ and developer of the OMEGA-3 DHA THERAPY™.We provide the CURE for fish oil for the same omega-3s, providing instead an innovative next generation plant-based omega-3 with essentially all the benefits of fish oil, but derived from algae oil, the natural source of fish oil omega-3 in the first place.Algae are the actual producers of the omega-3 in the fish food chain, now harnessed and cultured in self-contained facilities, for a product that supports a clinically proven therapy program that can lower high triglyceride levels up to 29%.High blood fat levels are common in adults with weight gain and with low dietary omega-3 levels. High blood fat levels called high triglycerides is a risk factor screened for during the cholesterol test. High blood fat levels may lead to lipotoxicity, insulin resistance, and metabolic diseases.**Information and statements regarding this supplement have not been evaluated by the Food and Drug Administration and are not intended to diagnose, treat, cure, or prevent any disease.</text:p>
          </table:table-cell>
          <table:table-cell table:style-name="ce5" office:value-type="string" calcext:value-type="string">
            <text:p>http://www.source-omega.com</text:p>
          </table:table-cell>
        </table:table-row>
        <table:table-row table:style-name="ro17">
          <table:table-cell table:style-name="ce2" table:formula="of:=[.A41]+1" office:value-type="float" office:value="41" calcext:value-type="float">
            <text:p>41</text:p>
          </table:table-cell>
          <table:table-cell table:style-name="ce5" office:value-type="string" calcext:value-type="string">
            <text:p>https://www.pr.com/business-directory/266/+1</text:p>
          </table:table-cell>
          <table:table-cell table:style-name="ce5" office:value-type="string" calcext:value-type="string">
            <text:p>Tai'an Zhonghui Plant Biochemical Co.,Ltd.</text:p>
          </table:table-cell>
          <table:table-cell table:style-name="ce5" office:value-type="string" calcext:value-type="string">
            <text:p>https://www.pr.com//company-profile/overview/2577</text:p>
          </table:table-cell>
          <table:table-cell table:style-name="ce5" office:value-type="string" calcext:value-type="string">
            <text:p>We are one of the leading manufacturer of plant extracts ,herb extracts and botanical extracts.We can supply all kinds of standardized extracts and ratioed extracts.Tai'an Zhonghui Plant Biochemical Co.,Ltd. is one hi-tech people-seperated enterprise which engages in extracting and seperating active plant ingredient.The company has rich technical force and first-class production equipment.Our management and technical staff are graduates that have bachelor or master degree.At the same time, we have formed steady relationship with many scientific research institutions of traditional Chinese medicine such as universities , famous enterprises and so on.This guaratees that our products have a good foundation on the quality and the related research.Our company devotes to the development of traditional Chinese herb and works hard for achieving the mordernization of traditional Chinese medicine."Let us have good health together, let us pay attention to the Zhonghui" Our company will provide the best products to all custumers with the reasonable price and the best quality. In addition, we really welcome all friends to visit our company and guide the develoment of the enterprise. Production Management.first-class flow production line.advanced production technical craft.scientific and canonical management modeQuality technology.A high-quality team that all of them have bachelor or master degree.Advanced experiment checkout equipment.Performing quality-checkout-standards of different levels.Canonical quality-checkout-programmeCorperation.Long-term steady corperation with many biologic research institutions such as universities, famous enterprises and so on.The data-collection and experiment center which engages in the large-scale and middle-scale experiments of the above institutions.A good corperation with the local planting people and large-scale planting base　</text:p>
          </table:table-cell>
          <table:table-cell table:style-name="ce5" office:value-type="string" calcext:value-type="string">
            <text:p>http://www.tazhonghui.com/</text:p>
          </table:table-cell>
        </table:table-row>
        <table:table-row table:style-name="ro2">
          <table:table-cell table:style-name="ce2" table:formula="of:=[.A42]+1" office:value-type="float" office:value="42" calcext:value-type="float">
            <text:p>42</text:p>
          </table:table-cell>
          <table:table-cell table:style-name="ce5" office:value-type="string" calcext:value-type="string">
            <text:p>https://www.pr.com/business-directory/266/+1</text:p>
          </table:table-cell>
          <table:table-cell table:style-name="ce5" office:value-type="string" calcext:value-type="string">
            <text:p>Terra Ken Herbal Remedies Shoppe</text:p>
          </table:table-cell>
          <table:table-cell table:style-name="ce5" office:value-type="string" calcext:value-type="string">
            <text:p>https://www.pr.com//company-profile/overview/2069</text:p>
          </table:table-cell>
          <table:table-cell table:style-name="ce5" office:value-type="string" calcext:value-type="string">
            <text:p>Terra Ken Herbal Remedies creates the best balneotherapies, aromatherapies and other natural products using the highest quality herbs and essential oils available. It's time to live an herbal life because you care about your health. Essential oils are the essence of a particular herb and provide potent health benefits when mixed with the right medicinal herbs. Not only do we offer the best in bath salts and bubble, but we also carry full lines of herbal teas, lotions, and pillows so you can begin your herbal life immediately. <text:s/>Terra Ken also creates all natural pet products too!</text:p>
          </table:table-cell>
          <table:table-cell table:style-name="ce5" office:value-type="string" calcext:value-type="string">
            <text:p>http://terrakenherbals.com</text:p>
          </table:table-cell>
        </table:table-row>
        <table:table-row table:style-name="ro4">
          <table:table-cell table:style-name="ce2" table:formula="of:=[.A43]+1" office:value-type="float" office:value="43" calcext:value-type="float">
            <text:p>43</text:p>
          </table:table-cell>
          <table:table-cell table:style-name="ce5" office:value-type="string" calcext:value-type="string">
            <text:p>https://www.pr.com/business-directory/266/+1</text:p>
          </table:table-cell>
          <table:table-cell table:style-name="ce5" office:value-type="string" calcext:value-type="string">
            <text:p>Tiba Expo</text:p>
          </table:table-cell>
          <table:table-cell table:style-name="ce5" office:value-type="string" calcext:value-type="string">
            <text:p>https://www.pr.com//company-profile/overview/4131</text:p>
          </table:table-cell>
          <table:table-cell table:style-name="ce5" office:value-type="string" calcext:value-type="string">
            <text:p>TIBA Rice is distinguished by the highest caliber of rice quality. Standing out from the competition our grain is picked from the best sources and stands within the top five percent of the market in terms of quality standards. In the past four years there has been an increasing demand for high quality rice and TIBA Rice has been able to develop a strong brand presence in a very competitive market. Our clients seek out our product due to our rigorous quality control and dependable delivery. Rice is exported to various countries world wide, with different grades, from 3% to 100% brokens. Also different kinds of rice as natural rice and camolino rice (treated with oil) , besides brown rice which is successfully exported to European countries. Please visit: www.tibaexpo.com please if you have any rice inquiry don't hesitate to contact us. Thank you &amp; best regards M.Atout tiba expo</text:p>
          </table:table-cell>
          <table:table-cell table:style-name="ce5" office:value-type="string" calcext:value-type="string">
            <text:p>http://www.tibaexpo.com</text:p>
          </table:table-cell>
        </table:table-row>
        <table:table-row table:style-name="ro9">
          <table:table-cell table:style-name="ce2" table:formula="of:=[.A44]+1" office:value-type="float" office:value="44" calcext:value-type="float">
            <text:p>44</text:p>
          </table:table-cell>
          <table:table-cell table:style-name="ce5" office:value-type="string" calcext:value-type="string">
            <text:p>https://www.pr.com/business-directory/266/+1</text:p>
          </table:table-cell>
          <table:table-cell table:style-name="ce5" office:value-type="string" calcext:value-type="string">
            <text:p>Unit Brazil</text:p>
          </table:table-cell>
          <table:table-cell table:style-name="ce5" office:value-type="string" calcext:value-type="string">
            <text:p>https://www.pr.com//company-profile/overview/17038</text:p>
          </table:table-cell>
          <table:table-cell table:style-name="ce5" office:value-type="string" calcext:value-type="string">
            <text:p>UNIT is a import-export company headquartered in Sao Paulo, Brazil. Since 1994 we have been mediating foreign trade projects on behalf of brazilian food ingredients and cosmetics raw materials manufacturers. We deal with various products such as honey, fruit juice concentrates, powdered fruits, alcoholic beverages in bulk and amazon fruits/plants oils.</text:p>
          </table:table-cell>
          <table:table-cell table:style-name="ce5" office:value-type="string" calcext:value-type="string">
            <text:p>http://www.laurino-lopez.com.br</text:p>
          </table:table-cell>
        </table:table-row>
        <table:table-row table:style-name="ro3">
          <table:table-cell table:style-name="ce2" table:formula="of:=[.A45]+1" office:value-type="float" office:value="45" calcext:value-type="float">
            <text:p>45</text:p>
          </table:table-cell>
          <table:table-cell table:style-name="ce5" office:value-type="string" calcext:value-type="string">
            <text:p>https://www.pr.com/business-directory/266/+1</text:p>
          </table:table-cell>
          <table:table-cell table:style-name="ce5" office:value-type="string" calcext:value-type="string">
            <text:p>Vital Essentials</text:p>
          </table:table-cell>
          <table:table-cell table:style-name="ce5" office:value-type="string" calcext:value-type="string">
            <text:p>https://www.pr.com//company-profile/overview/454727</text:p>
          </table:table-cell>
          <table:table-cell table:style-name="ce5" office:value-type="string" calcext:value-type="string">
            <text:p>Vital Essentials is the most tenured raw pet food in the nation. The family owned company located in Green Bay, WI, manufactures high quality raw frozen and freeze-dried pet food, snacks and treats. Sourced, made and packaged in the USA, every Vital Essentials product stands up to the same promise – Purely Raw, Instinctively Healthy. To learn more, visit www.veraw.com</text:p>
          </table:table-cell>
          <table:table-cell table:style-name="ce5" office:value-type="string" calcext:value-type="string">
            <text:p>http://www.vitalessentialsraw.com</text:p>
          </table:table-cell>
        </table:table-row>
        <table:table-row table:style-name="ro3">
          <table:table-cell table:style-name="ce2" table:formula="of:=[.A46]+1" office:value-type="float" office:value="46" calcext:value-type="float">
            <text:p>46</text:p>
          </table:table-cell>
          <table:table-cell table:style-name="ce5" office:value-type="string" calcext:value-type="string">
            <text:p>https://www.pr.com/business-directory/266/+1</text:p>
          </table:table-cell>
          <table:table-cell table:style-name="ce5" office:value-type="string" calcext:value-type="string">
            <text:p>With Gratitude, Inc.</text:p>
          </table:table-cell>
          <table:table-cell table:style-name="ce5" office:value-type="string" calcext:value-type="string">
            <text:p>https://www.pr.com//company-profile/overview/1359</text:p>
          </table:table-cell>
          <table:table-cell table:style-name="ce5" office:value-type="string" calcext:value-type="string">
            <text:p>With Gratitude is an innovative supplier to the promotional products industry utilizing unique and one-of-a-kind products to facilitate corporate recognition programs such as customer retention, customer referral, new customer acquisition, employee and customer recognition and corporate gifting programs. <text:s/>With Gratitude -- Driving Corporate Profits Through Recognition!</text:p>
          </table:table-cell>
          <table:table-cell table:style-name="ce5" office:value-type="string" calcext:value-type="string">
            <text:p>http://www.withgratitude.net</text:p>
          </table:table-cell>
        </table:table-row>
        <table:table-row table:style-name="ro13">
          <table:table-cell table:style-name="ce2" table:formula="of:=[.A47]+1" office:value-type="float" office:value="47" calcext:value-type="float">
            <text:p>47</text:p>
          </table:table-cell>
          <table:table-cell table:style-name="ce5" office:value-type="string" calcext:value-type="string">
            <text:p>https://www.pr.com/business-directory/266/+1</text:p>
          </table:table-cell>
          <table:table-cell table:style-name="ce5" office:value-type="string" calcext:value-type="string">
            <text:p>XanGo, LLC</text:p>
          </table:table-cell>
          <table:table-cell table:style-name="ce5" office:value-type="string" calcext:value-type="string">
            <text:p>https://www.pr.com//company-profile/overview/14110</text:p>
          </table:table-cell>
          <table:table-cell table:style-name="ce5" office:value-type="string" calcext:value-type="string">
            <text:p>XanGo, LLC is a recognized category creator as the first company to market a premium mangosteen beverage, XanGo® Juice, to consumers worldwide. A delicious daily dietary supplement, XanGo® Juice harnesses the nutritional attributes of the whole mangosteen fruit through a proprietary formula. Based in Utah, XanGo is privately owned and powered by a global network of independent distributors. XanGo’s expansive operations include the U.S. and numerous international markets such as Japan, Australia, New Zealand, Mexico and Canada.XanGo® JuiceA delicious dietary supplement, XanGo® Juice harnesses the nutritional power of the whole mangosteen fruit through a potent proprietary formula. Just one to three ounces each day unleashes a concentrated rush of xanthones—a vigorous family of phytonutrients. The best part: sensational flavor that’ll keep you coming back for more and more.XanGo ensures exceptional product quality standards from the mangosteen tree to the bottle of XanGo® Juice. Each bottle meets strict ISO standards and passes hundreds of quality tests before the premium dietary supplement is served to consumers worldwide.Creating a CategoryWho finished third in the 1980 Olympic hockey championship? Who was the second man on the moon? Who followed Sir Edmund Hillary to the top of Mt. Everest? You might be able to name a few runners–up, but most of them are sadly forgotten. It’s a fact: being number one rules.A true category creator and worldwide market leader, XanGo knows what it means to stand at the top. XanGo breathes innovation into every movement and fosters culture that thrives on progress. “Shake it Up!” is more than a pre–drink recommendation—it’s a way of life.To learn more about XanGo, please visit www.xango.com</text:p>
          </table:table-cell>
          <table:table-cell table:style-name="ce5" office:value-type="string" calcext:value-type="string">
            <text:p>http://www.xango.com</text:p>
          </table:table-cell>
        </table:table-row>
        <table:table-row table:style-name="ro12">
          <table:table-cell table:style-name="ce2" table:formula="of:=[.A48]+1" office:value-type="float" office:value="48" calcext:value-type="float">
            <text:p>48</text:p>
          </table:table-cell>
          <table:table-cell table:style-name="ce5" office:value-type="string" calcext:value-type="string">
            <text:p>https://www.pr.com/business-directory/266/+1</text:p>
          </table:table-cell>
          <table:table-cell table:style-name="ce5" office:value-type="string" calcext:value-type="string">
            <text:p>XTREME Performance</text:p>
          </table:table-cell>
          <table:table-cell table:style-name="ce5" office:value-type="string" calcext:value-type="string">
            <text:p>https://www.pr.com//company-profile/overview/2769</text:p>
          </table:table-cell>
          <table:table-cell table:style-name="ce5" office:value-type="string" calcext:value-type="string">
            <text:p>XTREME Performance Inc. designs and develops innovative, safe, natural performance enhancing nutritional products for serious competitive athletes and anyone who places a priority on staying physically active.We began developing our product formulas in 1993. Our goal is to offer a complete line of products to help everyone from youth sports to amateur athletes, and weekend warriors to the pros. <text:s/>Our current line includes seven products. <text:s/>We expect to introduce nine more in 2005 and five others are under development.XTREME Performance uses only the highest quality ingredients and safety standards to provide an aggressive performance-enhancing system of nutritional supplements that delivers maximum results.We design our products for all body sizes using variable weight adaptive formulas that eliminate waste and maximize absorption for the ultimate in nutritional benefits.Our cellular-balanced product line safely increases lean muscle mass, strength and mental concentration, while decreasing body fat and enhancing endurance, all without toxicity build-up or water retention.</text:p>
          </table:table-cell>
          <table:table-cell table:style-name="ce5" office:value-type="string" calcext:value-type="string">
            <text:p>http://www.xtremeperformance.com</text:p>
          </table:table-cell>
        </table:table-row>
        <table:table-row table:style-name="ro18">
          <table:table-cell table:style-name="ce2" table:formula="of:=[.A49]+1" office:value-type="float" office:value="49" calcext:value-type="float">
            <text:p>49</text:p>
          </table:table-cell>
          <table:table-cell table:style-name="ce5" office:value-type="string" calcext:value-type="string">
            <text:p>https://www.pr.com/business-directory/266/+1</text:p>
          </table:table-cell>
          <table:table-cell table:style-name="ce5" office:value-type="string" calcext:value-type="string">
            <text:p>Xuancheng Baicao Plants Industry And Trade Co., Ltd.</text:p>
          </table:table-cell>
          <table:table-cell table:style-name="ce5" office:value-type="string" calcext:value-type="string">
            <text:p>https://www.pr.com//company-profile/overview/4599</text:p>
          </table:table-cell>
          <table:table-cell table:style-name="ce5" office:value-type="string" calcext:value-type="string">
            <text:p>Xuancheng baicao plant industry and trade co.,ltd. is one of the leading manufacturers and exporters of botanical, galenical,herbal and plant extracts in China. Is established in 2002, and now we are enjoying very good reputation and close relations with most pharmaceuticals firms in China and most healthcare corporation in U.S.A. Most of our products are sold in USA, Italy, Malaysia,thailand, england, taiwan, Israel and so on! Now we sincerely hope to explore cooperation opportunities with you on the basis of mutual benefit and common development. We can supply almost all sorts of standardized herbal extracts. EFFECTIVE COMPONENT MONOME NO. Product name Specification Test method 1. Paeonol 99%HPLC 2. Quercetin Dihydrate 98% UV 3. Matrine 98% HPLC 4. Resveratrol 98% HPLC 5. Magnolia bark extract 90% Total magnolol and honokiol HPLC 6. Gypenosides 98% UV 7. Tetrahydropalmatine 80% 90% HPLC 8. Baicalin90% HPLC 9. Puerarin 98% HPLC 10. 5-HTP 98% HPLC STANDARD HERBAL EXTRACTS NO. Name active ingredient Specification Test methods 1. Tanshinone IIA 0.3%-90%HPLC 2. Cactus Extracts 10:1 20:1 50:1 3. Garlic P.E. 1% Allicin 4. Medicinal Evodia P.E. 5% 10% 20% evodiamine HPLC 5. Billberry P.E. 25% Anthocyanidins UV 6. Red clover extract 8% 20% 40%HPLC 7. Reishi Mshroom Extract 10%-30% Polysacchrides UV 8. cassia nommame P.E. 8% UV 9. Tribulus terrestris Extract 40% 60% saponin UV 10. White willow bark extract 15%,25% 50% 98% Salicin HPLC 11. wild yam Extract 6%-16% Diosgenine HPLC 12. Rhodiola Rosea P.E Salidrosides 1%,2%,3% HPLC Rosavin 1%,2%,3% HPLC 13. Dong Quai P.E. 3:1/Ligustilide 1.0% HPLC 14. Panax ginseng P.E 80%90%GinsenosidesUV 15. Senna leaf P.E. sennosides 4%-8% UV 16. Ginkgo Leaves Extract 24/6 24/6/5ppm 24/6/1ppm cool water solute(1g/100ml) 17. Astragalus root P.E 30%-70%Polysaccharases UV 0.2%-20%Astragaloside IV HPLC 18. Kudzu Root Extract 40% Isoflavone HPLC/UV 98% puerarin HPLC 19. Epimedium P.E. 10%-40% icraiin HPLC 20. white kidney bean P.E. 12:1 21. Hawthorn fruit P.E. 10:1 Flavone 10% UV 22. ginger root P.E. 5% Gingerols HPLC 23. Herba Houttuyniae Extract 10:1 24. Pomegranate skin P.E. 40% Ellagic acid HPLC 25. Milk Thistle P.E 80%Silymarin UV 26. Wolfberry P.E. Polysaccharides10%-40%UV 27. Saw Palmetto P.E. 25%/4:1 Fatty acid GC 28. Grape seed extract 95%OPC UV 29. Honegsukle flower P.E 25% Chlorogenic Acid UV 30. Chrysanthemum extract 10:1 31. St john wort P.E. 0.3% UV 32. Schisandra Extract 1-9% Schisandrin HPLC 33. Siberian Ginseng P.E. 0.8% Eleutheroside B+E HPLC 34. Bitter Melon Eextract 10% UV 35. Black Cohosh extract 2.5% HPLC 36. Common Cnidium Fruit P.E. Osthol 10%-98%HPLC 37. Dandelion extract 4:1 38. Paeonia Lactiflora Pall Extract 4%-50% PaeoniflorinHPLC 39. Loquat leaf extract ursolic acid 2% 25% 90% HPLC 40. Passion flower P.E. 4% Flavone </text:p>
          </table:table-cell>
          <table:table-cell table:style-name="ce5" office:value-type="string" calcext:value-type="string">
            <text:p>http://www.xcbaicao.com</text:p>
          </table:table-cell>
        </table:table-row>
        <table:table-row table:style-name="ro13">
          <table:table-cell table:style-name="ce2" table:formula="of:=[.A50]+1" office:value-type="float" office:value="50" calcext:value-type="float">
            <text:p>50</text:p>
          </table:table-cell>
          <table:table-cell table:style-name="ce5" office:value-type="string" calcext:value-type="string">
            <text:p>https://www.pr.com/business-directory/266/+1</text:p>
          </table:table-cell>
          <table:table-cell table:style-name="ce5" office:value-type="string" calcext:value-type="string">
            <text:p>Z International NY, Inc</text:p>
          </table:table-cell>
          <table:table-cell table:style-name="ce5" office:value-type="string" calcext:value-type="string">
            <text:p>https://www.pr.com//company-profile/overview/5304</text:p>
          </table:table-cell>
          <table:table-cell table:style-name="ce5" office:value-type="string" calcext:value-type="string">
            <text:p>The Don Veitia story begins in Venezuela, where we produce our very own exclusive and gourmet line, of fine Coffee and Cocoa products. Our gourmet Coffees are made using only the highest quality Arabica beans, which are made in a variety of roasts for your drinking pleasure. Our Cocoa products come in a variety of forms from pure, 100%, Cocoa powder made with only the finest, pure, Criollo bean variety, to a variety of chocolates in bar forms which range from milk to dark chocolate. It is our pleasure to offer these exclusive items at all of our Don Veitia restaurants for your enjoyment. Our General Manager and Sommelier, Mark Roth, has designed an extensive International wine list featuring a variety of vintages and other sought after selections to complement the wonderful cuisine, in addition to an outstanding dessert menu, which utilizes our very own, exclusive brand of Gourmet Venezuelan Don Veitia coffee and Cocoa products to make such favorites as our “Don Veitia Cocoa Mousse” or our “Don Veitia Chocolate Flan”. Lunch guests at Don Veitia are invited to choose from several of our most popular selections with additional daily options from our value oriented, price fixed menu for $21.95. At Don Veitia, we accommodate larger groups; whom are offered the opportunity to customize the menu for their guests and are welcomed to utilize the semi-private dining area, as well as the lounge facilities. Don Veitia will also host a variety of wine and food events, ranging from winemaker dinners to informal wine tasting. We are also happy to create a customized wine event for your next business or personal function. Please note that the restaurant is conveniently opened everyday, with a brunch menu offered on the weekend. Our lounge area is opened everyday for a cocktail or hot cup of gourmet Venezuelan coffee or cocoa during these cool winter months. </text:p>
          </table:table-cell>
          <table:table-cell table:style-name="ce5" office:value-type="string" calcext:value-type="string">
            <text:p>http://www.donveitia.com</text:p>
          </table:table-cell>
        </table:table-row>
        <table:table-row table:style-name="ro7">
          <table:table-cell table:style-name="ce2" table:formula="of:=[.A51]+1" office:value-type="float" office:value="51" calcext:value-type="float">
            <text:p>51</text:p>
          </table:table-cell>
          <table:table-cell table:style-name="ce5" office:value-type="string" calcext:value-type="string">
            <text:p>https://www.pr.com/business-directory/266/+2</text:p>
          </table:table-cell>
          <table:table-cell table:style-name="ce5" office:value-type="string" calcext:value-type="string">
            <text:p>Zhejiang Kaihua Yushi Feilong Camellia Oil Co.,Ltd</text:p>
          </table:table-cell>
          <table:table-cell table:style-name="ce5" office:value-type="string" calcext:value-type="string">
            <text:p>https://www.pr.com//company-profile/overview/2896</text:p>
          </table:table-cell>
          <table:table-cell table:style-name="ce5" office:value-type="string" calcext:value-type="string">
            <text:p>Established in August 1995,Zhejiang Kaihua Yushi Feilong Camellia Oil Co.,Ltd located at the foot of Gutian High Mountains, west of Zhejiang Province,China. In 2002, our new plant, about 22466 square meter, was established and we got export licence at the end of 2003.Our factory specially produces camellia oil, tea seed meal/powder or cake,tea Saponin, gum rosin and resin related products. Camellia oil (also called tea seed oil) was extracted from the rarely C.oleifera seed of camellia family as 100% pure natural organic food. Since the camellia tree is cultivated by nature, the oil and its by-products (tea seed meal/powder/cake,tea Saponin) without any pesticide and fertilizer pullution.Gum rosin, rosin modified phenolic resin and other related products are extracted from the turpentine, which is native resin from pine tree. We are taking quality in highly consideration in our product line. We got ISO9001 certificate in 2003 and Organic Food cerificate in 2004.And at the same time, our QC department continues to improve our inhouse inspection for each working procedure. Our team is including special and seasoned international trading members, they can supply you our best servince in international trading business. Our foreign trade department have expanded our market to most of south east Asia countries and North American. Nowadays, since entironment protection becomes more and more important, the world market has larger and larger demand for native and organic products. We can expect fine foreground for our products and welcome any kind cooperation from worldwide. </text:p>
          </table:table-cell>
          <table:table-cell table:style-name="ce5" office:value-type="string" calcext:value-type="string">
            <text:p>http://www.camellia-oil.com</text:p>
          </table:table-cell>
        </table:table-row>
        <table:table-row table:style-name="ro1" table:number-rows-repeated="1048523">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23T16:13:16.232744539</dc:date>
    <meta:editing-duration>PT56M18S</meta:editing-duration>
    <meta:editing-cycles>1</meta:editing-cycles>
    <meta:document-statistic meta:table-count="1" meta:cell-count="312" meta:object-count="0"/>
    <meta:generator>LibreOffice/6.0.7.3$Linux_X86_64 LibreOffice_project/00m0$Build-3</meta:generator>
  </office:meta>
</office:document-meta>
</file>